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ON 0694</text:p>
          </table:table-cell>
          <table:table-cell office:value-type="float" office:value="195.80428">
            <text:p>195.80428</text:p>
          </table:table-cell>
          <table:table-cell office:value-type="float" office:value="28.1855">
            <text:p>28.1855</text:p>
          </table:table-cell>
          <table:table-cell office:value-type="string">
            <text:p>QSO</text:p>
          </table:table-cell>
          <table:table-cell office:value-type="float" office:value="390330">
            <text:p>390330</text:p>
          </table:table-cell>
          <table:table-cell office:value-type="float" office:value="1.302">
            <text:p>1.302</text:p>
          </table:table-cell>
          <table:table-cell office:value-type="string">
            <text:p><text:s text:c="4"/></text:p>
          </table:table-cell>
          <table:table-cell office:value-type="string">
            <text:p>16.8g</text:p>
          </table:table-cell>
          <table:table-cell office:value-type="float" office:value="0.002">
            <text:p>0.002</text:p>
          </table:table-cell>
          <table:table-cell table:formula="of:=ROUND([.J1])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DSS J130313.13+281114.1</text:p>
          </table:table-cell>
          <table:table-cell office:value-type="float" office:value="195.80472">
            <text:p>195.80472</text:p>
          </table:table-cell>
          <table:table-cell office:value-type="float" office:value="28.18726">
            <text:p>28.187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0.108">
            <text:p>0.108</text:p>
          </table:table-cell>
          <table:table-cell table:formula="of:=ROUND([.J2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MASX J13031267+2810214</text:p>
          </table:table-cell>
          <table:table-cell office:value-type="float" office:value="195.80264">
            <text:p>195.80264</text:p>
          </table:table-cell>
          <table:table-cell office:value-type="float" office:value="28.1725">
            <text:p>28.1725</text:p>
          </table:table-cell>
          <table:table-cell office:value-type="string">
            <text:p>G</text:p>
          </table:table-cell>
          <table:table-cell office:value-type="float" office:value="7243">
            <text:p>7243</text:p>
          </table:table-cell>
          <table:table-cell office:value-type="float" office:value="0.02416">
            <text:p>0.02416</text:p>
          </table:table-cell>
          <table:table-cell office:value-type="string">
            <text:p><text:s text:c="4"/></text:p>
          </table:table-cell>
          <table:table-cell office:value-type="float" office:value="17.53">
            <text:p>17.53</text:p>
          </table:table-cell>
          <table:table-cell office:value-type="float" office:value="0.784">
            <text:p>0.784</text:p>
          </table:table-cell>
          <table:table-cell table:formula="of:=ROUND([.J3])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DSS J130315.43+281041.4</text:p>
          </table:table-cell>
          <table:table-cell office:value-type="float" office:value="195.81432">
            <text:p>195.81432</text:p>
          </table:table-cell>
          <table:table-cell office:value-type="float" office:value="28.17818">
            <text:p>28.17818</text:p>
          </table:table-cell>
          <table:table-cell office:value-type="string">
            <text:p>G</text:p>
          </table:table-cell>
          <table:table-cell office:value-type="float" office:value="25344">
            <text:p>25344</text:p>
          </table:table-cell>
          <table:table-cell office:value-type="float" office:value="0.08454">
            <text:p>0.08454</text:p>
          </table:table-cell>
          <table:table-cell office:value-type="string">
            <text:p>PHOT</text:p>
          </table:table-cell>
          <table:table-cell office:value-type="string">
            <text:p>20.8g</text:p>
          </table:table-cell>
          <table:table-cell office:value-type="float" office:value="0.69">
            <text:p>0.69</text:p>
          </table:table-cell>
          <table:table-cell table:formula="of:=ROUND([.J4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DSS J130317.74+281119.8</text:p>
          </table:table-cell>
          <table:table-cell office:value-type="float" office:value="195.82395">
            <text:p>195.82395</text:p>
          </table:table-cell>
          <table:table-cell office:value-type="float" office:value="28.18884">
            <text:p>28.188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1.061">
            <text:p>1.061</text:p>
          </table:table-cell>
          <table:table-cell table:formula="of:=ROUND([.J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SS J130311.00+281124.9</text:p>
          </table:table-cell>
          <table:table-cell office:value-type="float" office:value="195.79586">
            <text:p>195.79586</text:p>
          </table:table-cell>
          <table:table-cell office:value-type="float" office:value="28.19027">
            <text:p>28.190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0.528">
            <text:p>0.528</text:p>
          </table:table-cell>
          <table:table-cell table:formula="of:=ROUND([.J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DSS J130309.83+281201.4</text:p>
          </table:table-cell>
          <table:table-cell office:value-type="float" office:value="195.79097">
            <text:p>195.79097</text:p>
          </table:table-cell>
          <table:table-cell office:value-type="float" office:value="28.20041">
            <text:p>28.200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1.137">
            <text:p>1.137</text:p>
          </table:table-cell>
          <table:table-cell table:formula="of:=ROUND([.J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SDSS J130308.38+281047.7</text:p>
          </table:table-cell>
          <table:table-cell table:style-name="ce1" office:value-type="float" office:value="195.78494">
            <text:p>195.78494</text:p>
          </table:table-cell>
          <table:table-cell table:style-name="ce1" office:value-type="float" office:value="28.17993">
            <text:p>28.17993</text:p>
          </table:table-cell>
          <table:table-cell table:style-name="ce1" office:value-type="string">
            <text:p>G</text:p>
          </table:table-cell>
          <table:table-cell table:style-name="ce1" office:value-type="float" office:value="5972">
            <text:p>5972</text:p>
          </table:table-cell>
          <table:table-cell table:style-name="ce1" office:value-type="float" office:value="0.01992">
            <text:p>0.01992</text:p>
          </table:table-cell>
          <table:table-cell table:style-name="ce1" office:value-type="string">
            <text:p>PHOT</text:p>
          </table:table-cell>
          <table:table-cell table:style-name="ce1" office:value-type="string">
            <text:p>21.8g</text:p>
          </table:table-cell>
          <table:table-cell table:style-name="ce1" office:value-type="float" office:value="1.075">
            <text:p>1.075</text:p>
          </table:table-cell>
          <table:table-cell table:style-name="ce1" table:formula="of:=ROUND([.J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DSS J130310.00+280947.4</text:p>
          </table:table-cell>
          <table:table-cell office:value-type="float" office:value="195.79169">
            <text:p>195.79169</text:p>
          </table:table-cell>
          <table:table-cell office:value-type="float" office:value="28.16319">
            <text:p>28.163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1.494">
            <text:p>1.494</text:p>
          </table:table-cell>
          <table:table-cell table:formula="of:=ROUND([.J9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DSS J130317.83+281106.3</text:p>
          </table:table-cell>
          <table:table-cell office:value-type="float" office:value="195.82432">
            <text:p>195.82432</text:p>
          </table:table-cell>
          <table:table-cell office:value-type="float" office:value="28.18508">
            <text:p>28.185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062">
            <text:p>1.062</text:p>
          </table:table-cell>
          <table:table-cell table:formula="of:=ROUND([.J1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DSS J130309.83+281219.3</text:p>
          </table:table-cell>
          <table:table-cell office:value-type="float" office:value="195.79099">
            <text:p>195.79099</text:p>
          </table:table-cell>
          <table:table-cell office:value-type="float" office:value="28.20536">
            <text:p>28.205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383">
            <text:p>1.383</text:p>
          </table:table-cell>
          <table:table-cell table:formula="of:=ROUND([.J11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DSS J130310.77+280945.1</text:p>
          </table:table-cell>
          <table:table-cell office:value-type="float" office:value="195.79488">
            <text:p>195.79488</text:p>
          </table:table-cell>
          <table:table-cell office:value-type="float" office:value="28.16253">
            <text:p>28.162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1.464">
            <text:p>1.464</text:p>
          </table:table-cell>
          <table:table-cell table:formula="of:=ROUND([.J12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DSS J130312.63+281151.4</text:p>
          </table:table-cell>
          <table:table-cell office:value-type="float" office:value="195.80266">
            <text:p>195.80266</text:p>
          </table:table-cell>
          <table:table-cell office:value-type="float" office:value="28.19762">
            <text:p>28.197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0.732">
            <text:p>0.732</text:p>
          </table:table-cell>
          <table:table-cell table:formula="of:=ROUND([.J1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DSS J130316.76+281145.2</text:p>
          </table:table-cell>
          <table:table-cell office:value-type="float" office:value="195.81986">
            <text:p>195.81986</text:p>
          </table:table-cell>
          <table:table-cell office:value-type="float" office:value="28.19589">
            <text:p>28.195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035">
            <text:p>1.035</text:p>
          </table:table-cell>
          <table:table-cell table:formula="of:=ROUND([.J14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DSS J130310.57+281230.2</text:p>
          </table:table-cell>
          <table:table-cell office:value-type="float" office:value="195.79406">
            <text:p>195.79406</text:p>
          </table:table-cell>
          <table:table-cell office:value-type="float" office:value="28.20839">
            <text:p>28.208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1.476">
            <text:p>1.476</text:p>
          </table:table-cell>
          <table:table-cell table:formula="of:=ROUND([.J15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DSS J130312.28+281008.1</text:p>
          </table:table-cell>
          <table:table-cell office:value-type="float" office:value="195.80119">
            <text:p>195.80119</text:p>
          </table:table-cell>
          <table:table-cell office:value-type="float" office:value="28.16893">
            <text:p>28.168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1.007">
            <text:p>1.007</text:p>
          </table:table-cell>
          <table:table-cell table:formula="of:=ROUND([.J1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DSS J130310.56+281209.9</text:p>
          </table:table-cell>
          <table:table-cell office:value-type="float" office:value="195.79402">
            <text:p>195.79402</text:p>
          </table:table-cell>
          <table:table-cell office:value-type="float" office:value="28.20276">
            <text:p>28.202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1.168">
            <text:p>1.168</text:p>
          </table:table-cell>
          <table:table-cell table:formula="of:=ROUND([.J17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DSS J130314.72+281149.0</text:p>
          </table:table-cell>
          <table:table-cell office:value-type="float" office:value="195.81137">
            <text:p>195.81137</text:p>
          </table:table-cell>
          <table:table-cell office:value-type="float" office:value="28.19696">
            <text:p>28.196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3g</text:p>
          </table:table-cell>
          <table:table-cell office:value-type="float" office:value="0.784">
            <text:p>0.784</text:p>
          </table:table-cell>
          <table:table-cell table:formula="of:=ROUND([.J18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SS J130304.94+281107.3</text:p>
          </table:table-cell>
          <table:table-cell office:value-type="float" office:value="195.77062">
            <text:p>195.77062</text:p>
          </table:table-cell>
          <table:table-cell office:value-type="float" office:value="28.18539">
            <text:p>28.18539</text:p>
          </table:table-cell>
          <table:table-cell office:value-type="string">
            <text:p>G</text:p>
          </table:table-cell>
          <table:table-cell office:value-type="float" office:value="49106">
            <text:p>49106</text:p>
          </table:table-cell>
          <table:table-cell office:value-type="float" office:value="0.1638">
            <text:p>0.1638</text:p>
          </table:table-cell>
          <table:table-cell office:value-type="string">
            <text:p><text:s text:c="4"/></text:p>
          </table:table-cell>
          <table:table-cell office:value-type="string">
            <text:p>18.3g</text:p>
          </table:table-cell>
          <table:table-cell office:value-type="float" office:value="1.779">
            <text:p>1.779</text:p>
          </table:table-cell>
          <table:table-cell table:formula="of:=ROUND([.J19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DSS J130310.86+280923.9</text:p>
          </table:table-cell>
          <table:table-cell office:value-type="float" office:value="195.79529">
            <text:p>195.79529</text:p>
          </table:table-cell>
          <table:table-cell office:value-type="float" office:value="28.15665">
            <text:p>28.15665</text:p>
          </table:table-cell>
          <table:table-cell office:value-type="string">
            <text:p>G</text:p>
          </table:table-cell>
          <table:table-cell office:value-type="float" office:value="48596">
            <text:p>48596</text:p>
          </table:table-cell>
          <table:table-cell office:value-type="float" office:value="0.1621">
            <text:p>0.1621</text:p>
          </table:table-cell>
          <table:table-cell office:value-type="string">
            <text:p><text:s text:c="4"/></text:p>
          </table:table-cell>
          <table:table-cell office:value-type="string">
            <text:p>18.4g</text:p>
          </table:table-cell>
          <table:table-cell office:value-type="float" office:value="1.795">
            <text:p>1.795</text:p>
          </table:table-cell>
          <table:table-cell table:formula="of:=ROUND([.J20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DSS J130308.04+280954.7</text:p>
          </table:table-cell>
          <table:table-cell office:value-type="float" office:value="195.7835">
            <text:p>195.7835</text:p>
          </table:table-cell>
          <table:table-cell office:value-type="float" office:value="28.16521">
            <text:p>28.165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9g</text:p>
          </table:table-cell>
          <table:table-cell office:value-type="float" office:value="1.639">
            <text:p>1.639</text:p>
          </table:table-cell>
          <table:table-cell table:formula="of:=ROUND([.J2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DSS J130313.93+280848.8</text:p>
          </table:table-cell>
          <table:table-cell office:value-type="float" office:value="195.80807">
            <text:p>195.80807</text:p>
          </table:table-cell>
          <table:table-cell office:value-type="float" office:value="28.1469">
            <text:p>28.14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324">
            <text:p>2.324</text:p>
          </table:table-cell>
          <table:table-cell table:formula="of:=ROUND([.J2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DSS J130320.22+281248.1</text:p>
          </table:table-cell>
          <table:table-cell office:value-type="float" office:value="195.83428">
            <text:p>195.83428</text:p>
          </table:table-cell>
          <table:table-cell office:value-type="float" office:value="28.21336">
            <text:p>28.213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2.306">
            <text:p>2.306</text:p>
          </table:table-cell>
          <table:table-cell table:formula="of:=ROUND([.J2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DSS J130313.00+281335.1</text:p>
          </table:table-cell>
          <table:table-cell office:value-type="float" office:value="195.80419">
            <text:p>195.80419</text:p>
          </table:table-cell>
          <table:table-cell office:value-type="float" office:value="28.22644">
            <text:p>28.22644</text:p>
          </table:table-cell>
          <table:table-cell office:value-type="string">
            <text:p>G</text:p>
          </table:table-cell>
          <table:table-cell office:value-type="float" office:value="81801">
            <text:p>81801</text:p>
          </table:table-cell>
          <table:table-cell office:value-type="float" office:value="0.27286">
            <text:p>0.27286</text:p>
          </table:table-cell>
          <table:table-cell office:value-type="string">
            <text:p>PHOT</text:p>
          </table:table-cell>
          <table:table-cell office:value-type="string">
            <text:p>21.4g</text:p>
          </table:table-cell>
          <table:table-cell office:value-type="float" office:value="2.456">
            <text:p>2.456</text:p>
          </table:table-cell>
          <table:table-cell table:formula="of:=ROUND([.J24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DSS J130308.53+281317.0</text:p>
          </table:table-cell>
          <table:table-cell office:value-type="float" office:value="195.78558">
            <text:p>195.78558</text:p>
          </table:table-cell>
          <table:table-cell office:value-type="float" office:value="28.22141">
            <text:p>28.2214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37">
            <text:p>2.37</text:p>
          </table:table-cell>
          <table:table-cell table:formula="of:=ROUND([.J2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DSS J130311.30+281302.0</text:p>
          </table:table-cell>
          <table:table-cell office:value-type="float" office:value="195.79712">
            <text:p>195.79712</text:p>
          </table:table-cell>
          <table:table-cell office:value-type="float" office:value="28.21723">
            <text:p>28.2172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1.941">
            <text:p>1.941</text:p>
          </table:table-cell>
          <table:table-cell table:formula="of:=ROUND([.J2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DSS J130315.89+281320.0</text:p>
          </table:table-cell>
          <table:table-cell office:value-type="float" office:value="195.81625">
            <text:p>195.81625</text:p>
          </table:table-cell>
          <table:table-cell office:value-type="float" office:value="28.22224">
            <text:p>28.222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2.294">
            <text:p>2.294</text:p>
          </table:table-cell>
          <table:table-cell table:formula="of:=ROUND([.J2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DSS J130319.90+280925.2</text:p>
          </table:table-cell>
          <table:table-cell office:value-type="float" office:value="195.83293">
            <text:p>195.83293</text:p>
          </table:table-cell>
          <table:table-cell office:value-type="float" office:value="28.15701">
            <text:p>28.157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285">
            <text:p>2.285</text:p>
          </table:table-cell>
          <table:table-cell table:formula="of:=ROUND([.J2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DSS J130309.16+281320.0</text:p>
          </table:table-cell>
          <table:table-cell office:value-type="float" office:value="195.78821">
            <text:p>195.78821</text:p>
          </table:table-cell>
          <table:table-cell office:value-type="float" office:value="28.22224">
            <text:p>28.222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362">
            <text:p>2.362</text:p>
          </table:table-cell>
          <table:table-cell table:formula="of:=ROUND([.J2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DSS J130310.98+281311.9</text:p>
          </table:table-cell>
          <table:table-cell office:value-type="float" office:value="195.79575">
            <text:p>195.79575</text:p>
          </table:table-cell>
          <table:table-cell office:value-type="float" office:value="28.21998">
            <text:p>28.2199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117">
            <text:p>2.117</text:p>
          </table:table-cell>
          <table:table-cell table:formula="of:=ROUND([.J3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DSS J130308.41+281228.7</text:p>
          </table:table-cell>
          <table:table-cell office:value-type="float" office:value="195.78508">
            <text:p>195.78508</text:p>
          </table:table-cell>
          <table:table-cell office:value-type="float" office:value="28.20799">
            <text:p>28.207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1.688">
            <text:p>1.688</text:p>
          </table:table-cell>
          <table:table-cell table:formula="of:=ROUND([.J3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DSS J130319.67+281201.8</text:p>
          </table:table-cell>
          <table:table-cell office:value-type="float" office:value="195.83198">
            <text:p>195.83198</text:p>
          </table:table-cell>
          <table:table-cell office:value-type="float" office:value="28.20051">
            <text:p>28.200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721">
            <text:p>1.721</text:p>
          </table:table-cell>
          <table:table-cell table:formula="of:=ROUND([.J3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DSS J130305.10+281127.0</text:p>
          </table:table-cell>
          <table:table-cell office:value-type="float" office:value="195.77128">
            <text:p>195.77128</text:p>
          </table:table-cell>
          <table:table-cell office:value-type="float" office:value="28.19086">
            <text:p>28.1908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1.773">
            <text:p>1.773</text:p>
          </table:table-cell>
          <table:table-cell table:formula="of:=ROUND([.J3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DSS J130308.77+281306.3</text:p>
          </table:table-cell>
          <table:table-cell office:value-type="float" office:value="195.78657">
            <text:p>195.78657</text:p>
          </table:table-cell>
          <table:table-cell office:value-type="float" office:value="28.21842">
            <text:p>28.218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186">
            <text:p>2.186</text:p>
          </table:table-cell>
          <table:table-cell table:formula="of:=ROUND([.J3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DSS J130316.81+281249.1</text:p>
          </table:table-cell>
          <table:table-cell office:value-type="float" office:value="195.82004">
            <text:p>195.82004</text:p>
          </table:table-cell>
          <table:table-cell office:value-type="float" office:value="28.21364">
            <text:p>28.2136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1.884">
            <text:p>1.884</text:p>
          </table:table-cell>
          <table:table-cell table:formula="of:=ROUND([.J3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DSS J130310.13+280921.9</text:p>
          </table:table-cell>
          <table:table-cell office:value-type="float" office:value="195.79222">
            <text:p>195.79222</text:p>
          </table:table-cell>
          <table:table-cell office:value-type="float" office:value="28.15609">
            <text:p>28.156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1.876">
            <text:p>1.876</text:p>
          </table:table-cell>
          <table:table-cell table:formula="of:=ROUND([.J3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DSS J130306.79+281241.2</text:p>
          </table:table-cell>
          <table:table-cell office:value-type="float" office:value="195.77832">
            <text:p>195.77832</text:p>
          </table:table-cell>
          <table:table-cell office:value-type="float" office:value="28.21145">
            <text:p>28.211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075">
            <text:p>2.075</text:p>
          </table:table-cell>
          <table:table-cell table:formula="of:=ROUND([.J3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DSS J130306.50+281301.3</text:p>
          </table:table-cell>
          <table:table-cell office:value-type="float" office:value="195.77712">
            <text:p>195.77712</text:p>
          </table:table-cell>
          <table:table-cell office:value-type="float" office:value="28.21704">
            <text:p>28.217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375">
            <text:p>2.375</text:p>
          </table:table-cell>
          <table:table-cell table:formula="of:=ROUND([.J3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DSS J130303.72+281203.2</text:p>
          </table:table-cell>
          <table:table-cell office:value-type="float" office:value="195.76552">
            <text:p>195.76552</text:p>
          </table:table-cell>
          <table:table-cell office:value-type="float" office:value="28.20091">
            <text:p>28.200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247">
            <text:p>2.247</text:p>
          </table:table-cell>
          <table:table-cell table:formula="of:=ROUND([.J3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DSS J130302.86+281126.7</text:p>
          </table:table-cell>
          <table:table-cell office:value-type="float" office:value="195.76195">
            <text:p>195.76195</text:p>
          </table:table-cell>
          <table:table-cell office:value-type="float" office:value="28.19077">
            <text:p>28.19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259">
            <text:p>2.259</text:p>
          </table:table-cell>
          <table:table-cell table:formula="of:=ROUND([.J4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DSS J130312.34+280930.2</text:p>
          </table:table-cell>
          <table:table-cell office:value-type="float" office:value="195.80144">
            <text:p>195.80144</text:p>
          </table:table-cell>
          <table:table-cell office:value-type="float" office:value="28.1584">
            <text:p>28.158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1.632">
            <text:p>1.632</text:p>
          </table:table-cell>
          <table:table-cell table:formula="of:=ROUND([.J4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SS J130309.18+280930.7</text:p>
          </table:table-cell>
          <table:table-cell office:value-type="float" office:value="195.78828">
            <text:p>195.78828</text:p>
          </table:table-cell>
          <table:table-cell office:value-type="float" office:value="28.15854">
            <text:p>28.158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825">
            <text:p>1.825</text:p>
          </table:table-cell>
          <table:table-cell table:formula="of:=ROUND([.J4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DSS J130308.15+280928.9</text:p>
          </table:table-cell>
          <table:table-cell office:value-type="float" office:value="195.78398">
            <text:p>195.78398</text:p>
          </table:table-cell>
          <table:table-cell office:value-type="float" office:value="28.15804">
            <text:p>28.158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966">
            <text:p>1.966</text:p>
          </table:table-cell>
          <table:table-cell table:formula="of:=ROUND([.J4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DSS J130321.43+281024.4</text:p>
          </table:table-cell>
          <table:table-cell office:value-type="float" office:value="195.8393">
            <text:p>195.8393</text:p>
          </table:table-cell>
          <table:table-cell office:value-type="float" office:value="28.17346">
            <text:p>28.17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1.989">
            <text:p>1.989</text:p>
          </table:table-cell>
          <table:table-cell table:formula="of:=ROUND([.J44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DSS J130313.74+281316.9</text:p>
          </table:table-cell>
          <table:table-cell office:value-type="float" office:value="195.80725">
            <text:p>195.80725</text:p>
          </table:table-cell>
          <table:table-cell office:value-type="float" office:value="28.22136">
            <text:p>28.221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2.158">
            <text:p>2.158</text:p>
          </table:table-cell>
          <table:table-cell table:formula="of:=ROUND([.J45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DSS J130306.50+281240.1</text:p>
          </table:table-cell>
          <table:table-cell office:value-type="float" office:value="195.77709">
            <text:p>195.77709</text:p>
          </table:table-cell>
          <table:table-cell office:value-type="float" office:value="28.21115">
            <text:p>28.211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105">
            <text:p>2.105</text:p>
          </table:table-cell>
          <table:table-cell table:formula="of:=ROUND([.J46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DSS J130304.30+281010.9</text:p>
          </table:table-cell>
          <table:table-cell office:value-type="float" office:value="195.76793">
            <text:p>195.76793</text:p>
          </table:table-cell>
          <table:table-cell office:value-type="float" office:value="28.16971">
            <text:p>28.169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142">
            <text:p>2.142</text:p>
          </table:table-cell>
          <table:table-cell table:formula="of:=ROUND([.J47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DSS J130303.14+281020.8</text:p>
          </table:table-cell>
          <table:table-cell office:value-type="float" office:value="195.7631">
            <text:p>195.7631</text:p>
          </table:table-cell>
          <table:table-cell office:value-type="float" office:value="28.17245">
            <text:p>28.172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313">
            <text:p>2.313</text:p>
          </table:table-cell>
          <table:table-cell table:formula="of:=ROUND([.J4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DSS J130312.55+281318.0</text:p>
          </table:table-cell>
          <table:table-cell office:value-type="float" office:value="195.8023">
            <text:p>195.8023</text:p>
          </table:table-cell>
          <table:table-cell office:value-type="float" office:value="28.22169">
            <text:p>28.2216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174">
            <text:p>2.174</text:p>
          </table:table-cell>
          <table:table-cell table:formula="of:=ROUND([.J49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DSS J130304.03+281138.7</text:p>
          </table:table-cell>
          <table:table-cell office:value-type="float" office:value="195.76682">
            <text:p>195.76682</text:p>
          </table:table-cell>
          <table:table-cell office:value-type="float" office:value="28.19411">
            <text:p>28.1941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2.046">
            <text:p>2.046</text:p>
          </table:table-cell>
          <table:table-cell table:formula="of:=ROUND([.J50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DSS J130315.71+281325.1</text:p>
          </table:table-cell>
          <table:table-cell office:value-type="float" office:value="195.81548">
            <text:p>195.81548</text:p>
          </table:table-cell>
          <table:table-cell office:value-type="float" office:value="28.22365">
            <text:p>28.2236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2.365">
            <text:p>2.365</text:p>
          </table:table-cell>
          <table:table-cell table:formula="of:=ROUND([.J51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DSS J130305.99+280912.1</text:p>
          </table:table-cell>
          <table:table-cell office:value-type="float" office:value="195.77499">
            <text:p>195.77499</text:p>
          </table:table-cell>
          <table:table-cell office:value-type="float" office:value="28.15337">
            <text:p>28.1533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2.472">
            <text:p>2.472</text:p>
          </table:table-cell>
          <table:table-cell table:formula="of:=ROUND([.J52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DSS J130305.17+281202.0</text:p>
          </table:table-cell>
          <table:table-cell office:value-type="float" office:value="195.77154">
            <text:p>195.77154</text:p>
          </table:table-cell>
          <table:table-cell office:value-type="float" office:value="28.20057">
            <text:p>28.200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1g</text:p>
          </table:table-cell>
          <table:table-cell office:value-type="float" office:value="1.952">
            <text:p>1.952</text:p>
          </table:table-cell>
          <table:table-cell table:formula="of:=ROUND([.J53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string">
            <text:p>SDSS J130311.68+280832.5</text:p>
          </table:table-cell>
          <table:table-cell table:style-name="ce1" office:value-type="float" office:value="195.79868">
            <text:p>195.79868</text:p>
          </table:table-cell>
          <table:table-cell table:style-name="ce1" office:value-type="float" office:value="28.14238">
            <text:p>28.1423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9.65">
            <text:p>19.65</text:p>
          </table:table-cell>
          <table:table-cell table:style-name="ce1" office:value-type="float" office:value="2.604">
            <text:p>2.604</text:p>
          </table:table-cell>
          <table:table-cell table:style-name="ce1" table:formula="of:=ROUND([.J54])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SDSS J130300.41+280945.8</text:p>
          </table:table-cell>
          <table:table-cell table:style-name="ce1" office:value-type="float" office:value="195.75171">
            <text:p>195.75171</text:p>
          </table:table-cell>
          <table:table-cell table:style-name="ce1" office:value-type="float" office:value="28.16275">
            <text:p>28.16275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float" office:value="19.81">
            <text:p>19.81</text:p>
          </table:table-cell>
          <table:table-cell table:style-name="ce1" office:value-type="float" office:value="3.096">
            <text:p>3.096</text:p>
          </table:table-cell>
          <table:table-cell table:style-name="ce1" table:formula="of:=ROUND([.J55])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DSS J130258.69+281020.3</text:p>
          </table:table-cell>
          <table:table-cell office:value-type="float" office:value="195.74454">
            <text:p>195.74454</text:p>
          </table:table-cell>
          <table:table-cell office:value-type="float" office:value="28.17233">
            <text:p>28.17233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9">
            <text:p>20.49</text:p>
          </table:table-cell>
          <table:table-cell office:value-type="float" office:value="3.255">
            <text:p>3.255</text:p>
          </table:table-cell>
          <table:table-cell table:formula="of:=ROUND([.J56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DSS J130301.37+280912.1</text:p>
          </table:table-cell>
          <table:table-cell office:value-type="float" office:value="195.75575">
            <text:p>195.75575</text:p>
          </table:table-cell>
          <table:table-cell office:value-type="float" office:value="28.15338">
            <text:p>28.15338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81">
            <text:p>20.81</text:p>
          </table:table-cell>
          <table:table-cell office:value-type="float" office:value="3.208">
            <text:p>3.208</text:p>
          </table:table-cell>
          <table:table-cell table:formula="of:=ROUND([.J5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office:value-type="string">
            <text:p>SDSS J130302.68+280852.0</text:p>
          </table:table-cell>
          <table:table-cell table:style-name="ce1" office:value-type="float" office:value="195.76118">
            <text:p>195.76118</text:p>
          </table:table-cell>
          <table:table-cell table:style-name="ce1" office:value-type="float" office:value="28.1478">
            <text:p>28.1478</text:p>
          </table:table-cell>
          <table:table-cell table:style-name="ce1" office:value-type="string">
            <text:p>G</text:p>
          </table:table-cell>
          <table:table-cell table:style-name="ce1" table:number-columns-repeated="3"/>
          <table:table-cell table:style-name="ce1" office:value-type="string">
            <text:p>19.8g</text:p>
          </table:table-cell>
          <table:table-cell table:style-name="ce1" office:value-type="float" office:value="3.21">
            <text:p>3.21</text:p>
          </table:table-cell>
          <table:table-cell table:style-name="ce1" table:formula="of:=ROUND([.J58])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number-columns-repeated="100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DSS J130309.31+281422.5</text:p>
          </table:table-cell>
          <table:table-cell office:value-type="float" office:value="195.78883">
            <text:p>195.78883</text:p>
          </table:table-cell>
          <table:table-cell office:value-type="float" office:value="28.2396">
            <text:p>28.2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3.347">
            <text:p>3.347</text:p>
          </table:table-cell>
          <table:table-cell table:formula="of:=ROUND([.J5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DSS J130259.12+280929.8</text:p>
          </table:table-cell>
          <table:table-cell office:value-type="float" office:value="195.74634">
            <text:p>195.74634</text:p>
          </table:table-cell>
          <table:table-cell office:value-type="float" office:value="28.15828">
            <text:p>28.158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2g</text:p>
          </table:table-cell>
          <table:table-cell office:value-type="float" office:value="3.471">
            <text:p>3.471</text:p>
          </table:table-cell>
          <table:table-cell table:formula="of:=ROUND([.J6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DSS J130317.42+280807.0</text:p>
          </table:table-cell>
          <table:table-cell office:value-type="float" office:value="195.8226">
            <text:p>195.8226</text:p>
          </table:table-cell>
          <table:table-cell office:value-type="float" office:value="28.1353">
            <text:p>28.1353</text:p>
          </table:table-cell>
          <table:table-cell office:value-type="string">
            <text:p>G</text:p>
          </table:table-cell>
          <table:table-cell office:value-type="float" office:value="26744">
            <text:p>26744</text:p>
          </table:table-cell>
          <table:table-cell office:value-type="float" office:value="0.08921">
            <text:p>0.08921</text:p>
          </table:table-cell>
          <table:table-cell office:value-type="string">
            <text:p>PHOT</text:p>
          </table:table-cell>
          <table:table-cell office:value-type="string">
            <text:p>20.4g</text:p>
          </table:table-cell>
          <table:table-cell office:value-type="float" office:value="3.164">
            <text:p>3.164</text:p>
          </table:table-cell>
          <table:table-cell table:formula="of:=ROUND([.J61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DSS J130258.92+280957.7</text:p>
          </table:table-cell>
          <table:table-cell office:value-type="float" office:value="195.74553">
            <text:p>195.74553</text:p>
          </table:table-cell>
          <table:table-cell office:value-type="float" office:value="28.16605">
            <text:p>28.166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4g</text:p>
          </table:table-cell>
          <table:table-cell office:value-type="float" office:value="3.317">
            <text:p>3.317</text:p>
          </table:table-cell>
          <table:table-cell table:formula="of:=ROUND([.J6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DSS J130306.26+280832.1</text:p>
          </table:table-cell>
          <table:table-cell office:value-type="float" office:value="195.77611">
            <text:p>195.77611</text:p>
          </table:table-cell>
          <table:table-cell office:value-type="float" office:value="28.14226">
            <text:p>28.142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g</text:p>
          </table:table-cell>
          <table:table-cell office:value-type="float" office:value="2.991">
            <text:p>2.991</text:p>
          </table:table-cell>
          <table:table-cell table:formula="of:=ROUND([.J6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DSS J130304.16+281309.8</text:p>
          </table:table-cell>
          <table:table-cell office:value-type="float" office:value="195.76737">
            <text:p>195.76737</text:p>
          </table:table-cell>
          <table:table-cell office:value-type="float" office:value="28.21939">
            <text:p>28.2193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6g</text:p>
          </table:table-cell>
          <table:table-cell office:value-type="float" office:value="2.817">
            <text:p>2.817</text:p>
          </table:table-cell>
          <table:table-cell table:formula="of:=ROUND([.J6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DSS J130301.27+281011.1</text:p>
          </table:table-cell>
          <table:table-cell office:value-type="float" office:value="195.7553">
            <text:p>195.7553</text:p>
          </table:table-cell>
          <table:table-cell office:value-type="float" office:value="28.16977">
            <text:p>28.169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2.755">
            <text:p>2.755</text:p>
          </table:table-cell>
          <table:table-cell table:formula="of:=ROUND([.J6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DSS J130315.05+280750.6</text:p>
          </table:table-cell>
          <table:table-cell office:value-type="float" office:value="195.81271">
            <text:p>195.81271</text:p>
          </table:table-cell>
          <table:table-cell office:value-type="float" office:value="28.13075">
            <text:p>28.1307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3.315">
            <text:p>3.315</text:p>
          </table:table-cell>
          <table:table-cell table:formula="of:=ROUND([.J6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DSS J130308.90+281333.5</text:p>
          </table:table-cell>
          <table:table-cell office:value-type="float" office:value="195.78712">
            <text:p>195.78712</text:p>
          </table:table-cell>
          <table:table-cell office:value-type="float" office:value="28.22599">
            <text:p>28.2259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2.593">
            <text:p>2.593</text:p>
          </table:table-cell>
          <table:table-cell table:formula="of:=ROUND([.J6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DSS J130313.80+281418.6</text:p>
          </table:table-cell>
          <table:table-cell office:value-type="float" office:value="195.80753">
            <text:p>195.80753</text:p>
          </table:table-cell>
          <table:table-cell office:value-type="float" office:value="28.23851">
            <text:p>28.23851</text:p>
          </table:table-cell>
          <table:table-cell office:value-type="string">
            <text:p>G</text:p>
          </table:table-cell>
          <table:table-cell office:value-type="float" office:value="56874">
            <text:p>56874</text:p>
          </table:table-cell>
          <table:table-cell office:value-type="float" office:value="0.18971">
            <text:p>0.18971</text:p>
          </table:table-cell>
          <table:table-cell office:value-type="string">
            <text:p>PHOT</text:p>
          </table:table-cell>
          <table:table-cell office:value-type="string">
            <text:p>21.0g</text:p>
          </table:table-cell>
          <table:table-cell office:value-type="float" office:value="3.186">
            <text:p>3.186</text:p>
          </table:table-cell>
          <table:table-cell table:formula="of:=ROUND([.J6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DSS J130306.86+280850.2</text:p>
          </table:table-cell>
          <table:table-cell office:value-type="float" office:value="195.77861">
            <text:p>195.77861</text:p>
          </table:table-cell>
          <table:table-cell office:value-type="float" office:value="28.1473">
            <text:p>28.14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663">
            <text:p>2.663</text:p>
          </table:table-cell>
          <table:table-cell table:formula="of:=ROUND([.J6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DSS J130300.69+281109.8</text:p>
          </table:table-cell>
          <table:table-cell office:value-type="float" office:value="195.7529">
            <text:p>195.7529</text:p>
          </table:table-cell>
          <table:table-cell office:value-type="float" office:value="28.18606">
            <text:p>28.186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716">
            <text:p>2.716</text:p>
          </table:table-cell>
          <table:table-cell table:formula="of:=ROUND([.J7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DSS J130309.26+280820.6</text:p>
          </table:table-cell>
          <table:table-cell office:value-type="float" office:value="195.78859">
            <text:p>195.78859</text:p>
          </table:table-cell>
          <table:table-cell office:value-type="float" office:value="28.13906">
            <text:p>28.139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2.907">
            <text:p>2.907</text:p>
          </table:table-cell>
          <table:table-cell table:formula="of:=ROUND([.J7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DSS J130321.88+280848.1</text:p>
          </table:table-cell>
          <table:table-cell office:value-type="float" office:value="195.84117">
            <text:p>195.84117</text:p>
          </table:table-cell>
          <table:table-cell office:value-type="float" office:value="28.14672">
            <text:p>28.146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3.038">
            <text:p>3.038</text:p>
          </table:table-cell>
          <table:table-cell table:formula="of:=ROUND([.J7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DSS J130315.71+280833.7</text:p>
          </table:table-cell>
          <table:table-cell office:value-type="float" office:value="195.81549">
            <text:p>195.81549</text:p>
          </table:table-cell>
          <table:table-cell office:value-type="float" office:value="28.1427">
            <text:p>28.14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636">
            <text:p>2.636</text:p>
          </table:table-cell>
          <table:table-cell table:formula="of:=ROUND([.J7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DSS J130310.97+281358.2</text:p>
          </table:table-cell>
          <table:table-cell office:value-type="float" office:value="195.79572">
            <text:p>195.79572</text:p>
          </table:table-cell>
          <table:table-cell office:value-type="float" office:value="28.23285">
            <text:p>28.232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2.877">
            <text:p>2.877</text:p>
          </table:table-cell>
          <table:table-cell table:formula="of:=ROUND([.J7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DSS J130324.24+281019.3</text:p>
          </table:table-cell>
          <table:table-cell office:value-type="float" office:value="195.85101">
            <text:p>195.85101</text:p>
          </table:table-cell>
          <table:table-cell office:value-type="float" office:value="28.17205">
            <text:p>28.17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601">
            <text:p>2.601</text:p>
          </table:table-cell>
          <table:table-cell table:formula="of:=ROUND([.J7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DSS J130307.00+281326.1</text:p>
          </table:table-cell>
          <table:table-cell office:value-type="float" office:value="195.77918">
            <text:p>195.77918</text:p>
          </table:table-cell>
          <table:table-cell office:value-type="float" office:value="28.22393">
            <text:p>28.223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2.66">
            <text:p>2.66</text:p>
          </table:table-cell>
          <table:table-cell table:formula="of:=ROUND([.J7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DSS J130310.01+281333.8</text:p>
          </table:table-cell>
          <table:table-cell office:value-type="float" office:value="195.79173">
            <text:p>195.79173</text:p>
          </table:table-cell>
          <table:table-cell office:value-type="float" office:value="28.22608">
            <text:p>28.226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2.524">
            <text:p>2.524</text:p>
          </table:table-cell>
          <table:table-cell table:formula="of:=ROUND([.J7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DSS J130259.40+281008.0</text:p>
          </table:table-cell>
          <table:table-cell office:value-type="float" office:value="195.74754">
            <text:p>195.74754</text:p>
          </table:table-cell>
          <table:table-cell office:value-type="float" office:value="28.16892">
            <text:p>28.168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3.16">
            <text:p>3.16</text:p>
          </table:table-cell>
          <table:table-cell table:formula="of:=ROUND([.J7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DSS J130258.90+281002.7</text:p>
          </table:table-cell>
          <table:table-cell office:value-type="float" office:value="195.74543">
            <text:p>195.74543</text:p>
          </table:table-cell>
          <table:table-cell office:value-type="float" office:value="28.16744">
            <text:p>28.167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294">
            <text:p>3.294</text:p>
          </table:table-cell>
          <table:table-cell table:formula="of:=ROUND([.J7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DSS J130302.40+281327.5</text:p>
          </table:table-cell>
          <table:table-cell office:value-type="float" office:value="195.76002">
            <text:p>195.76002</text:p>
          </table:table-cell>
          <table:table-cell office:value-type="float" office:value="28.22432">
            <text:p>28.224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3.301">
            <text:p>3.301</text:p>
          </table:table-cell>
          <table:table-cell table:formula="of:=ROUND([.J8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DSS J130320.21+281324.9</text:p>
          </table:table-cell>
          <table:table-cell office:value-type="float" office:value="195.83425">
            <text:p>195.83425</text:p>
          </table:table-cell>
          <table:table-cell office:value-type="float" office:value="28.22361">
            <text:p>28.2236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783">
            <text:p>2.783</text:p>
          </table:table-cell>
          <table:table-cell table:formula="of:=ROUND([.J8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DSS J130317.98+280833.6</text:p>
          </table:table-cell>
          <table:table-cell office:value-type="float" office:value="195.82495">
            <text:p>195.82495</text:p>
          </table:table-cell>
          <table:table-cell office:value-type="float" office:value="28.14268">
            <text:p>28.1426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2.792">
            <text:p>2.792</text:p>
          </table:table-cell>
          <table:table-cell table:formula="of:=ROUND([.J8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DSS J130318.55+280805.6</text:p>
          </table:table-cell>
          <table:table-cell office:value-type="float" office:value="195.82732">
            <text:p>195.82732</text:p>
          </table:table-cell>
          <table:table-cell office:value-type="float" office:value="28.1349">
            <text:p>28.13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272">
            <text:p>3.272</text:p>
          </table:table-cell>
          <table:table-cell table:formula="of:=ROUND([.J8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DSS J130319.63+281322.0</text:p>
          </table:table-cell>
          <table:table-cell office:value-type="float" office:value="195.8318">
            <text:p>195.8318</text:p>
          </table:table-cell>
          <table:table-cell office:value-type="float" office:value="28.2228">
            <text:p>28.22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2.671">
            <text:p>2.671</text:p>
          </table:table-cell>
          <table:table-cell table:formula="of:=ROUND([.J8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DSS J130321.02+281341.0</text:p>
          </table:table-cell>
          <table:table-cell office:value-type="float" office:value="195.83759">
            <text:p>195.83759</text:p>
          </table:table-cell>
          <table:table-cell office:value-type="float" office:value="28.22806">
            <text:p>28.2280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103">
            <text:p>3.103</text:p>
          </table:table-cell>
          <table:table-cell table:formula="of:=ROUND([.J8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DSS J130259.00+281035.4</text:p>
          </table:table-cell>
          <table:table-cell office:value-type="float" office:value="195.74587">
            <text:p>195.74587</text:p>
          </table:table-cell>
          <table:table-cell office:value-type="float" office:value="28.17652">
            <text:p>28.1765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134">
            <text:p>3.134</text:p>
          </table:table-cell>
          <table:table-cell table:formula="of:=ROUND([.J8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DSS J130302.25+281318.7</text:p>
          </table:table-cell>
          <table:table-cell office:value-type="float" office:value="195.75939">
            <text:p>195.75939</text:p>
          </table:table-cell>
          <table:table-cell office:value-type="float" office:value="28.22187">
            <text:p>28.221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223">
            <text:p>3.223</text:p>
          </table:table-cell>
          <table:table-cell table:formula="of:=ROUND([.J8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DSS J130325.29+280908.6</text:p>
          </table:table-cell>
          <table:table-cell office:value-type="float" office:value="195.8554">
            <text:p>195.8554</text:p>
          </table:table-cell>
          <table:table-cell office:value-type="float" office:value="28.1524">
            <text:p>28.152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356">
            <text:p>3.356</text:p>
          </table:table-cell>
          <table:table-cell table:formula="of:=ROUND([.J8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DSS J130259.55+281242.2</text:p>
          </table:table-cell>
          <table:table-cell office:value-type="float" office:value="195.74813">
            <text:p>195.74813</text:p>
          </table:table-cell>
          <table:table-cell office:value-type="float" office:value="28.21173">
            <text:p>28.211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3.359">
            <text:p>3.359</text:p>
          </table:table-cell>
          <table:table-cell table:formula="of:=ROUND([.J8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DSS J130327.34+281020.0</text:p>
          </table:table-cell>
          <table:table-cell office:value-type="float" office:value="195.86393">
            <text:p>195.86393</text:p>
          </table:table-cell>
          <table:table-cell office:value-type="float" office:value="28.17225">
            <text:p>28.172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255">
            <text:p>3.255</text:p>
          </table:table-cell>
          <table:table-cell table:formula="of:=ROUND([.J9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DSS J130302.83+280957.6</text:p>
          </table:table-cell>
          <table:table-cell office:value-type="float" office:value="195.76182">
            <text:p>195.76182</text:p>
          </table:table-cell>
          <table:table-cell office:value-type="float" office:value="28.16602">
            <text:p>28.1660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53">
            <text:p>2.53</text:p>
          </table:table-cell>
          <table:table-cell table:formula="of:=ROUND([.J9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DSS J130300.37+281153.6</text:p>
          </table:table-cell>
          <table:table-cell office:value-type="float" office:value="195.75156">
            <text:p>195.75156</text:p>
          </table:table-cell>
          <table:table-cell office:value-type="float" office:value="28.19825">
            <text:p>28.198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2.89">
            <text:p>2.89</text:p>
          </table:table-cell>
          <table:table-cell table:formula="of:=ROUND([.J9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DSS J130301.83+281301.3</text:p>
          </table:table-cell>
          <table:table-cell office:value-type="float" office:value="195.75765">
            <text:p>195.75765</text:p>
          </table:table-cell>
          <table:table-cell office:value-type="float" office:value="28.21703">
            <text:p>28.217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107">
            <text:p>3.107</text:p>
          </table:table-cell>
          <table:table-cell table:formula="of:=ROUND([.J9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DSS J130307.20+281358.4</text:p>
          </table:table-cell>
          <table:table-cell office:value-type="float" office:value="195.78004">
            <text:p>195.78004</text:p>
          </table:table-cell>
          <table:table-cell office:value-type="float" office:value="28.23291">
            <text:p>28.232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12">
            <text:p>3.12</text:p>
          </table:table-cell>
          <table:table-cell table:formula="of:=ROUND([.J9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DSS J130326.77+281018.8</text:p>
          </table:table-cell>
          <table:table-cell office:value-type="float" office:value="195.86158">
            <text:p>195.86158</text:p>
          </table:table-cell>
          <table:table-cell office:value-type="float" office:value="28.1719">
            <text:p>28.17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3.14">
            <text:p>3.14</text:p>
          </table:table-cell>
          <table:table-cell table:formula="of:=ROUND([.J9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DSS J130304.64+280921.4</text:p>
          </table:table-cell>
          <table:table-cell office:value-type="float" office:value="195.76935">
            <text:p>195.76935</text:p>
          </table:table-cell>
          <table:table-cell office:value-type="float" office:value="28.15595">
            <text:p>28.1559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56">
            <text:p>2.56</text:p>
          </table:table-cell>
          <table:table-cell table:formula="of:=ROUND([.J9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DSS J130318.31+281343.5</text:p>
          </table:table-cell>
          <table:table-cell office:value-type="float" office:value="195.82632">
            <text:p>195.82632</text:p>
          </table:table-cell>
          <table:table-cell office:value-type="float" office:value="28.22876">
            <text:p>28.2287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846">
            <text:p>2.846</text:p>
          </table:table-cell>
          <table:table-cell table:formula="of:=ROUND([.J9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DSS J130323.76+281255.2</text:p>
          </table:table-cell>
          <table:table-cell office:value-type="float" office:value="195.84901">
            <text:p>195.84901</text:p>
          </table:table-cell>
          <table:table-cell office:value-type="float" office:value="28.21534">
            <text:p>28.2153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2.968">
            <text:p>2.968</text:p>
          </table:table-cell>
          <table:table-cell table:formula="of:=ROUND([.J9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DSS J130259.50+280955.5</text:p>
          </table:table-cell>
          <table:table-cell office:value-type="float" office:value="195.74794">
            <text:p>195.74794</text:p>
          </table:table-cell>
          <table:table-cell office:value-type="float" office:value="28.16543">
            <text:p>28.165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3.213">
            <text:p>3.213</text:p>
          </table:table-cell>
          <table:table-cell table:formula="of:=ROUND([.J9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DSS J130307.47+280754.6</text:p>
          </table:table-cell>
          <table:table-cell office:value-type="float" office:value="195.78114">
            <text:p>195.78114</text:p>
          </table:table-cell>
          <table:table-cell office:value-type="float" office:value="28.13185">
            <text:p>28.131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443">
            <text:p>3.443</text:p>
          </table:table-cell>
          <table:table-cell table:formula="of:=ROUND([.J10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DSS J130309.00+280845.3</text:p>
          </table:table-cell>
          <table:table-cell office:value-type="float" office:value="195.78754">
            <text:p>195.78754</text:p>
          </table:table-cell>
          <table:table-cell office:value-type="float" office:value="28.14592">
            <text:p>28.145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534">
            <text:p>2.534</text:p>
          </table:table-cell>
          <table:table-cell table:formula="of:=ROUND([.J10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DSS J130323.72+280919.9</text:p>
          </table:table-cell>
          <table:table-cell office:value-type="float" office:value="195.84884">
            <text:p>195.84884</text:p>
          </table:table-cell>
          <table:table-cell office:value-type="float" office:value="28.15555">
            <text:p>28.155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2.965">
            <text:p>2.965</text:p>
          </table:table-cell>
          <table:table-cell table:formula="of:=ROUND([.J10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DSS J130303.07+281223.5</text:p>
          </table:table-cell>
          <table:table-cell office:value-type="float" office:value="195.76282">
            <text:p>195.76282</text:p>
          </table:table-cell>
          <table:table-cell office:value-type="float" office:value="28.20655">
            <text:p>28.206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2.529">
            <text:p>2.529</text:p>
          </table:table-cell>
          <table:table-cell table:formula="of:=ROUND([.J10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DSS J130301.41+280925.9</text:p>
          </table:table-cell>
          <table:table-cell office:value-type="float" office:value="195.75589">
            <text:p>195.75589</text:p>
          </table:table-cell>
          <table:table-cell office:value-type="float" office:value="28.15721">
            <text:p>28.157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07">
            <text:p>3.07</text:p>
          </table:table-cell>
          <table:table-cell table:formula="of:=ROUND([.J10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DSS J130311.62+281353.5</text:p>
          </table:table-cell>
          <table:table-cell office:value-type="float" office:value="195.79842">
            <text:p>195.79842</text:p>
          </table:table-cell>
          <table:table-cell office:value-type="float" office:value="28.23154">
            <text:p>28.2315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2.78">
            <text:p>2.78</text:p>
          </table:table-cell>
          <table:table-cell table:formula="of:=ROUND([.J10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DSS J130315.33+280831.3</text:p>
          </table:table-cell>
          <table:table-cell office:value-type="float" office:value="195.81389">
            <text:p>195.81389</text:p>
          </table:table-cell>
          <table:table-cell office:value-type="float" office:value="28.14203">
            <text:p>28.142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2.657">
            <text:p>2.657</text:p>
          </table:table-cell>
          <table:table-cell table:formula="of:=ROUND([.J10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DSS J130305.09+281310.3</text:p>
          </table:table-cell>
          <table:table-cell office:value-type="float" office:value="195.77124">
            <text:p>195.77124</text:p>
          </table:table-cell>
          <table:table-cell office:value-type="float" office:value="28.21953">
            <text:p>28.219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2.686">
            <text:p>2.686</text:p>
          </table:table-cell>
          <table:table-cell table:formula="of:=ROUND([.J10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DSS J130327.32+281137.9</text:p>
          </table:table-cell>
          <table:table-cell office:value-type="float" office:value="195.86385">
            <text:p>195.86385</text:p>
          </table:table-cell>
          <table:table-cell office:value-type="float" office:value="28.19388">
            <text:p>28.193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192">
            <text:p>3.192</text:p>
          </table:table-cell>
          <table:table-cell table:formula="of:=ROUND([.J10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DSS J130320.73+281311.4</text:p>
          </table:table-cell>
          <table:table-cell office:value-type="float" office:value="195.8364">
            <text:p>195.8364</text:p>
          </table:table-cell>
          <table:table-cell office:value-type="float" office:value="28.21985">
            <text:p>28.21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2.672">
            <text:p>2.672</text:p>
          </table:table-cell>
          <table:table-cell table:formula="of:=ROUND([.J10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DSS J130258.17+281055.3</text:p>
          </table:table-cell>
          <table:table-cell office:value-type="float" office:value="195.7424">
            <text:p>195.7424</text:p>
          </table:table-cell>
          <table:table-cell office:value-type="float" office:value="28.18205">
            <text:p>28.18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277">
            <text:p>3.277</text:p>
          </table:table-cell>
          <table:table-cell table:formula="of:=ROUND([.J11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DSS J130326.95+281237.1</text:p>
          </table:table-cell>
          <table:table-cell office:value-type="float" office:value="195.86232">
            <text:p>195.86232</text:p>
          </table:table-cell>
          <table:table-cell office:value-type="float" office:value="28.21033">
            <text:p>28.210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413">
            <text:p>3.413</text:p>
          </table:table-cell>
          <table:table-cell table:formula="of:=ROUND([.J11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DSS J130308.52+280747.5</text:p>
          </table:table-cell>
          <table:table-cell office:value-type="float" office:value="195.78554">
            <text:p>195.78554</text:p>
          </table:table-cell>
          <table:table-cell office:value-type="float" office:value="28.12988">
            <text:p>28.129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481">
            <text:p>3.481</text:p>
          </table:table-cell>
          <table:table-cell table:formula="of:=ROUND([.J11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DSS J130310.58+281337.4</text:p>
          </table:table-cell>
          <table:table-cell office:value-type="float" office:value="195.7941">
            <text:p>195.7941</text:p>
          </table:table-cell>
          <table:table-cell office:value-type="float" office:value="28.22708">
            <text:p>28.227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552">
            <text:p>2.552</text:p>
          </table:table-cell>
          <table:table-cell table:formula="of:=ROUND([.J11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DSS J130301.36+281028.6</text:p>
          </table:table-cell>
          <table:table-cell office:value-type="float" office:value="195.75571">
            <text:p>195.75571</text:p>
          </table:table-cell>
          <table:table-cell office:value-type="float" office:value="28.17462">
            <text:p>28.1746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2.649">
            <text:p>2.649</text:p>
          </table:table-cell>
          <table:table-cell table:formula="of:=ROUND([.J11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DSS J130300.32+281034.5</text:p>
          </table:table-cell>
          <table:table-cell office:value-type="float" office:value="195.75137">
            <text:p>195.75137</text:p>
          </table:table-cell>
          <table:table-cell office:value-type="float" office:value="28.17625">
            <text:p>28.176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851">
            <text:p>2.851</text:p>
          </table:table-cell>
          <table:table-cell table:formula="of:=ROUND([.J115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DSS J130300.45+281004.4</text:p>
          </table:table-cell>
          <table:table-cell office:value-type="float" office:value="195.7519">
            <text:p>195.7519</text:p>
          </table:table-cell>
          <table:table-cell office:value-type="float" office:value="28.16789">
            <text:p>28.167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2.964">
            <text:p>2.964</text:p>
          </table:table-cell>
          <table:table-cell table:formula="of:=ROUND([.J116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DSS J130259.16+280951.4</text:p>
          </table:table-cell>
          <table:table-cell office:value-type="float" office:value="195.74652">
            <text:p>195.74652</text:p>
          </table:table-cell>
          <table:table-cell office:value-type="float" office:value="28.16429">
            <text:p>28.164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308">
            <text:p>3.308</text:p>
          </table:table-cell>
          <table:table-cell table:formula="of:=ROUND([.J117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DSS J130257.53+281047.9</text:p>
          </table:table-cell>
          <table:table-cell office:value-type="float" office:value="195.73973">
            <text:p>195.73973</text:p>
          </table:table-cell>
          <table:table-cell office:value-type="float" office:value="28.18">
            <text:p>28.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428">
            <text:p>3.428</text:p>
          </table:table-cell>
          <table:table-cell table:formula="of:=ROUND([.J118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DSS J130309.69+280801.7</text:p>
          </table:table-cell>
          <table:table-cell office:value-type="float" office:value="195.79039">
            <text:p>195.79039</text:p>
          </table:table-cell>
          <table:table-cell office:value-type="float" office:value="28.13383">
            <text:p>28.1338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5g</text:p>
          </table:table-cell>
          <table:table-cell office:value-type="float" office:value="3.185">
            <text:p>3.185</text:p>
          </table:table-cell>
          <table:table-cell table:formula="of:=ROUND([.J119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DSS J130319.86+280759.7</text:p>
          </table:table-cell>
          <table:table-cell office:value-type="float" office:value="195.83276">
            <text:p>195.83276</text:p>
          </table:table-cell>
          <table:table-cell office:value-type="float" office:value="28.13326">
            <text:p>28.1332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7g</text:p>
          </table:table-cell>
          <table:table-cell office:value-type="float" office:value="3.478">
            <text:p>3.478</text:p>
          </table:table-cell>
          <table:table-cell table:formula="of:=ROUND([.J120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DSS J130321.99+280821.1</text:p>
          </table:table-cell>
          <table:table-cell office:value-type="float" office:value="195.84164">
            <text:p>195.84164</text:p>
          </table:table-cell>
          <table:table-cell office:value-type="float" office:value="28.1392">
            <text:p>28.1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8g</text:p>
          </table:table-cell>
          <table:table-cell office:value-type="float" office:value="3.41">
            <text:p>3.41</text:p>
          </table:table-cell>
          <table:table-cell table:formula="of:=ROUND([.J121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DSS J130310.49+280813.7</text:p>
          </table:table-cell>
          <table:table-cell office:value-type="float" office:value="195.79374">
            <text:p>195.79374</text:p>
          </table:table-cell>
          <table:table-cell office:value-type="float" office:value="28.13714">
            <text:p>28.1371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4g</text:p>
          </table:table-cell>
          <table:table-cell office:value-type="float" office:value="2.954">
            <text:p>2.954</text:p>
          </table:table-cell>
          <table:table-cell table:formula="of:=ROUND([.J122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DSS J130324.22+281322.8</text:p>
          </table:table-cell>
          <table:table-cell office:value-type="float" office:value="195.85092">
            <text:p>195.85092</text:p>
          </table:table-cell>
          <table:table-cell office:value-type="float" office:value="28.22301">
            <text:p>28.223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1g</text:p>
          </table:table-cell>
          <table:table-cell office:value-type="float" office:value="3.34">
            <text:p>3.34</text:p>
          </table:table-cell>
          <table:table-cell table:formula="of:=ROUND([.J123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DSS J130325.12+281137.3</text:p>
          </table:table-cell>
          <table:table-cell office:value-type="float" office:value="195.85469">
            <text:p>195.85469</text:p>
          </table:table-cell>
          <table:table-cell office:value-type="float" office:value="28.19372">
            <text:p>28.1937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8g</text:p>
          </table:table-cell>
          <table:table-cell office:value-type="float" office:value="2.713">
            <text:p>2.713</text:p>
          </table:table-cell>
          <table:table-cell table:formula="of:=ROUND([.J124]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2MASX J13031501+2807264</text:p>
          </table:table-cell>
          <table:table-cell office:value-type="float" office:value="195.81251">
            <text:p>195.81251</text:p>
          </table:table-cell>
          <table:table-cell office:value-type="float" office:value="28.12411">
            <text:p>28.12411</text:p>
          </table:table-cell>
          <table:table-cell office:value-type="string">
            <text:p>G</text:p>
          </table:table-cell>
          <table:table-cell office:value-type="float" office:value="48886">
            <text:p>48886</text:p>
          </table:table-cell>
          <table:table-cell office:value-type="float" office:value="0.163067">
            <text:p>0.163067</text:p>
          </table:table-cell>
          <table:table-cell office:value-type="string">
            <text:p><text:s text:c="4"/></text:p>
          </table:table-cell>
          <table:table-cell office:value-type="float" office:value="19.39">
            <text:p>19.39</text:p>
          </table:table-cell>
          <table:table-cell office:value-type="float" office:value="3.709">
            <text:p>3.709</text:p>
          </table:table-cell>
          <table:table-cell table:formula="of:=ROUND([.J125])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BELL 1656:[GMP83] 0950</text:p>
          </table:table-cell>
          <table:table-cell office:value-type="float" office:value="195.86175">
            <text:p>195.86175</text:p>
          </table:table-cell>
          <table:table-cell office:value-type="float" office:value="28.14685">
            <text:p>28.1468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19.73">
            <text:p>19.73</text:p>
          </table:table-cell>
          <table:table-cell office:value-type="float" office:value="3.825">
            <text:p>3.825</text:p>
          </table:table-cell>
          <table:table-cell table:formula="of:=ROUND([.J126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DSS J130309.56+281517.0</text:p>
          </table:table-cell>
          <table:table-cell office:value-type="float" office:value="195.78985">
            <text:p>195.78985</text:p>
          </table:table-cell>
          <table:table-cell office:value-type="float" office:value="28.25475">
            <text:p>28.2547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99">
            <text:p>20.99</text:p>
          </table:table-cell>
          <table:table-cell office:value-type="float" office:value="4.224">
            <text:p>4.224</text:p>
          </table:table-cell>
          <table:table-cell table:formula="of:=ROUND([.J12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SDSS J130316.39+281513.5</text:p>
          </table:table-cell>
          <table:table-cell office:value-type="float" office:value="195.81832">
            <text:p>195.81832</text:p>
          </table:table-cell>
          <table:table-cell office:value-type="float" office:value="28.25376">
            <text:p>28.25376</text:p>
          </table:table-cell>
          <table:table-cell office:value-type="string">
            <text:p>G</text:p>
          </table:table-cell>
          <table:table-cell office:value-type="float" office:value="44756">
            <text:p>44756</text:p>
          </table:table-cell>
          <table:table-cell office:value-type="float" office:value="0.14929">
            <text:p>0.14929</text:p>
          </table:table-cell>
          <table:table-cell office:value-type="string">
            <text:p>PHOT</text:p>
          </table:table-cell>
          <table:table-cell office:value-type="string">
            <text:p>19.4g</text:p>
          </table:table-cell>
          <table:table-cell office:value-type="float" office:value="4.163">
            <text:p>4.163</text:p>
          </table:table-cell>
          <table:table-cell table:formula="of:=ROUND([.J128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DSS J130329.01+281118.8</text:p>
          </table:table-cell>
          <table:table-cell office:value-type="float" office:value="195.87089">
            <text:p>195.87089</text:p>
          </table:table-cell>
          <table:table-cell office:value-type="float" office:value="28.18857">
            <text:p>28.188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6g</text:p>
          </table:table-cell>
          <table:table-cell office:value-type="float" office:value="3.529">
            <text:p>3.529</text:p>
          </table:table-cell>
          <table:table-cell table:formula="of:=ROUND([.J12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SDSS J130330.03+281139.3</text:p>
          </table:table-cell>
          <table:table-cell office:value-type="float" office:value="195.87514">
            <text:p>195.87514</text:p>
          </table:table-cell>
          <table:table-cell office:value-type="float" office:value="28.19425">
            <text:p>28.1942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19.7g</text:p>
          </table:table-cell>
          <table:table-cell office:value-type="float" office:value="3.785">
            <text:p>3.785</text:p>
          </table:table-cell>
          <table:table-cell table:formula="of:=ROUND([.J13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BELL 1656:[EF2011] 4569</text:p>
          </table:table-cell>
          <table:table-cell office:value-type="float" office:value="195.8604">
            <text:p>195.8604</text:p>
          </table:table-cell>
          <table:table-cell office:value-type="float" office:value="28.1482">
            <text:p>28.1482</text:p>
          </table:table-cell>
          <table:table-cell office:value-type="string">
            <text:p>G</text:p>
          </table:table-cell>
          <table:table-cell office:value-type="float" office:value="26052">
            <text:p>26052</text:p>
          </table:table-cell>
          <table:table-cell office:value-type="float" office:value="0.0869">
            <text:p>0.0869</text:p>
          </table:table-cell>
          <table:table-cell office:value-type="string">
            <text:p>PHOT</text:p>
          </table:table-cell>
          <table:table-cell office:value-type="string">
            <text:p>19.9g</text:p>
          </table:table-cell>
          <table:table-cell office:value-type="float" office:value="3.719">
            <text:p>3.719</text:p>
          </table:table-cell>
          <table:table-cell table:formula="of:=ROUND([.J131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SDSS J130303.21+281457.4</text:p>
          </table:table-cell>
          <table:table-cell office:value-type="float" office:value="195.7634">
            <text:p>195.7634</text:p>
          </table:table-cell>
          <table:table-cell office:value-type="float" office:value="28.2493">
            <text:p>28.24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1g</text:p>
          </table:table-cell>
          <table:table-cell office:value-type="float" office:value="4.395">
            <text:p>4.395</text:p>
          </table:table-cell>
          <table:table-cell table:formula="of:=ROUND([.J13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DSS J130316.78+280727.9</text:p>
          </table:table-cell>
          <table:table-cell office:value-type="float" office:value="195.81994">
            <text:p>195.81994</text:p>
          </table:table-cell>
          <table:table-cell office:value-type="float" office:value="28.12444">
            <text:p>28.12444</text:p>
          </table:table-cell>
          <table:table-cell office:value-type="string">
            <text:p>G</text:p>
          </table:table-cell>
          <table:table-cell office:value-type="float" office:value="25039">
            <text:p>25039</text:p>
          </table:table-cell>
          <table:table-cell office:value-type="float" office:value="0.08352">
            <text:p>0.08352</text:p>
          </table:table-cell>
          <table:table-cell office:value-type="string">
            <text:p>PHOT</text:p>
          </table:table-cell>
          <table:table-cell office:value-type="string">
            <text:p>20.3g</text:p>
          </table:table-cell>
          <table:table-cell office:value-type="float" office:value="3.756">
            <text:p>3.756</text:p>
          </table:table-cell>
          <table:table-cell table:formula="of:=ROUND([.J13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SDSSCGB 59286.03</text:p>
          </table:table-cell>
          <table:table-cell office:value-type="float" office:value="195.73125">
            <text:p>195.73125</text:p>
          </table:table-cell>
          <table:table-cell office:value-type="float" office:value="28.16297">
            <text:p>28.162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5r</text:p>
          </table:table-cell>
          <table:table-cell office:value-type="float" office:value="4.091">
            <text:p>4.091</text:p>
          </table:table-cell>
          <table:table-cell table:formula="of:=ROUND([.J134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DSS J130303.21+280758.1</text:p>
          </table:table-cell>
          <table:table-cell office:value-type="float" office:value="195.76338">
            <text:p>195.76338</text:p>
          </table:table-cell>
          <table:table-cell office:value-type="float" office:value="28.13281">
            <text:p>28.132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0.7g</text:p>
          </table:table-cell>
          <table:table-cell office:value-type="float" office:value="3.83">
            <text:p>3.83</text:p>
          </table:table-cell>
          <table:table-cell table:formula="of:=ROUND([.J13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BELL 1656:[EF2011] 4675</text:p>
          </table:table-cell>
          <table:table-cell office:value-type="float" office:value="195.72691">
            <text:p>195.72691</text:p>
          </table:table-cell>
          <table:table-cell office:value-type="float" office:value="28.17145">
            <text:p>28.17145</text:p>
          </table:table-cell>
          <table:table-cell office:value-type="string">
            <text:p>G</text:p>
          </table:table-cell>
          <table:table-cell office:value-type="float" office:value="35367">
            <text:p>35367</text:p>
          </table:table-cell>
          <table:table-cell office:value-type="float" office:value="0.11797">
            <text:p>0.11797</text:p>
          </table:table-cell>
          <table:table-cell office:value-type="string">
            <text:p>PHOT</text:p>
          </table:table-cell>
          <table:table-cell office:value-type="string">
            <text:p>20.8g</text:p>
          </table:table-cell>
          <table:table-cell office:value-type="float" office:value="4.176">
            <text:p>4.176</text:p>
          </table:table-cell>
          <table:table-cell table:formula="of:=ROUND([.J136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SDSS J130256.63+280932.5</text:p>
          </table:table-cell>
          <table:table-cell office:value-type="float" office:value="195.73598">
            <text:p>195.73598</text:p>
          </table:table-cell>
          <table:table-cell office:value-type="float" office:value="28.15904">
            <text:p>28.159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3.944">
            <text:p>3.944</text:p>
          </table:table-cell>
          <table:table-cell table:formula="of:=ROUND([.J13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SDSS J130332.34+281032.0</text:p>
          </table:table-cell>
          <table:table-cell office:value-type="float" office:value="195.88475">
            <text:p>195.88475</text:p>
          </table:table-cell>
          <table:table-cell office:value-type="float" office:value="28.17557">
            <text:p>28.175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0g</text:p>
          </table:table-cell>
          <table:table-cell office:value-type="float" office:value="4.299">
            <text:p>4.299</text:p>
          </table:table-cell>
          <table:table-cell table:formula="of:=ROUND([.J13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DSS J130329.85+281118.4</text:p>
          </table:table-cell>
          <table:table-cell office:value-type="float" office:value="195.87439">
            <text:p>195.87439</text:p>
          </table:table-cell>
          <table:table-cell office:value-type="float" office:value="28.18846">
            <text:p>28.188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3.714">
            <text:p>3.714</text:p>
          </table:table-cell>
          <table:table-cell table:formula="of:=ROUND([.J13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SDSS J130257.87+281353.7</text:p>
          </table:table-cell>
          <table:table-cell office:value-type="float" office:value="195.74113">
            <text:p>195.74113</text:p>
          </table:table-cell>
          <table:table-cell office:value-type="float" office:value="28.23159">
            <text:p>28.2315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2g</text:p>
          </table:table-cell>
          <table:table-cell office:value-type="float" office:value="4.334">
            <text:p>4.334</text:p>
          </table:table-cell>
          <table:table-cell table:formula="of:=ROUND([.J14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DSS J130307.70+280730.7</text:p>
          </table:table-cell>
          <table:table-cell office:value-type="float" office:value="195.7821">
            <text:p>195.7821</text:p>
          </table:table-cell>
          <table:table-cell office:value-type="float" office:value="28.12519">
            <text:p>28.1251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3.803">
            <text:p>3.803</text:p>
          </table:table-cell>
          <table:table-cell table:formula="of:=ROUND([.J14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DSS J130314.99+280707.5</text:p>
          </table:table-cell>
          <table:table-cell office:value-type="float" office:value="195.8125">
            <text:p>195.8125</text:p>
          </table:table-cell>
          <table:table-cell office:value-type="float" office:value="28.11878">
            <text:p>28.118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027">
            <text:p>4.027</text:p>
          </table:table-cell>
          <table:table-cell table:formula="of:=ROUND([.J14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DSS J130310.46+281534.9</text:p>
          </table:table-cell>
          <table:table-cell office:value-type="float" office:value="195.79359">
            <text:p>195.79359</text:p>
          </table:table-cell>
          <table:table-cell office:value-type="float" office:value="28.2597">
            <text:p>28.259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4g</text:p>
          </table:table-cell>
          <table:table-cell office:value-type="float" office:value="4.488">
            <text:p>4.488</text:p>
          </table:table-cell>
          <table:table-cell table:formula="of:=ROUND([.J14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DSS J130324.86+281348.5</text:p>
          </table:table-cell>
          <table:table-cell office:value-type="float" office:value="195.85359">
            <text:p>195.85359</text:p>
          </table:table-cell>
          <table:table-cell office:value-type="float" office:value="28.23015">
            <text:p>28.230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739">
            <text:p>3.739</text:p>
          </table:table-cell>
          <table:table-cell table:formula="of:=ROUND([.J14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SDSS J130257.04+280942.3</text:p>
          </table:table-cell>
          <table:table-cell office:value-type="float" office:value="195.7377">
            <text:p>195.7377</text:p>
          </table:table-cell>
          <table:table-cell office:value-type="float" office:value="28.16178">
            <text:p>28.161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3.797">
            <text:p>3.797</text:p>
          </table:table-cell>
          <table:table-cell table:formula="of:=ROUND([.J14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DSS J130321.45+281440.6</text:p>
          </table:table-cell>
          <table:table-cell office:value-type="float" office:value="195.83938">
            <text:p>195.83938</text:p>
          </table:table-cell>
          <table:table-cell office:value-type="float" office:value="28.24463">
            <text:p>28.24463</text:p>
          </table:table-cell>
          <table:table-cell office:value-type="string">
            <text:p>G</text:p>
          </table:table-cell>
          <table:table-cell office:value-type="float" office:value="74256">
            <text:p>74256</text:p>
          </table:table-cell>
          <table:table-cell office:value-type="float" office:value="0.24769">
            <text:p>0.24769</text:p>
          </table:table-cell>
          <table:table-cell office:value-type="string">
            <text:p>PHOT</text:p>
          </table:table-cell>
          <table:table-cell office:value-type="string">
            <text:p>21.5g</text:p>
          </table:table-cell>
          <table:table-cell office:value-type="float" office:value="4.005">
            <text:p>4.005</text:p>
          </table:table-cell>
          <table:table-cell table:formula="of:=ROUND([.J146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SDSS J130331.68+281201.7</text:p>
          </table:table-cell>
          <table:table-cell office:value-type="float" office:value="195.882">
            <text:p>195.882</text:p>
          </table:table-cell>
          <table:table-cell office:value-type="float" office:value="28.20049">
            <text:p>28.20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209">
            <text:p>4.209</text:p>
          </table:table-cell>
          <table:table-cell table:formula="of:=ROUND([.J14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DSS J130316.34+281450.3</text:p>
          </table:table-cell>
          <table:table-cell office:value-type="float" office:value="195.8181">
            <text:p>195.8181</text:p>
          </table:table-cell>
          <table:table-cell office:value-type="float" office:value="28.24732">
            <text:p>28.247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6g</text:p>
          </table:table-cell>
          <table:table-cell office:value-type="float" office:value="3.781">
            <text:p>3.781</text:p>
          </table:table-cell>
          <table:table-cell table:formula="of:=ROUND([.J14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SDSS J130326.74+280815.9</text:p>
          </table:table-cell>
          <table:table-cell office:value-type="float" office:value="195.86143">
            <text:p>195.86143</text:p>
          </table:table-cell>
          <table:table-cell office:value-type="float" office:value="28.13775">
            <text:p>28.13775</text:p>
          </table:table-cell>
          <table:table-cell office:value-type="string">
            <text:p>G</text:p>
          </table:table-cell>
          <table:table-cell office:value-type="float" office:value="104963">
            <text:p>104963</text:p>
          </table:table-cell>
          <table:table-cell office:value-type="float" office:value="0.35012">
            <text:p>0.35012</text:p>
          </table:table-cell>
          <table:table-cell office:value-type="string">
            <text:p>PHOT</text:p>
          </table:table-cell>
          <table:table-cell office:value-type="string">
            <text:p>21.7g</text:p>
          </table:table-cell>
          <table:table-cell office:value-type="float" office:value="4.166">
            <text:p>4.166</text:p>
          </table:table-cell>
          <table:table-cell table:formula="of:=ROUND([.J14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DSS J130306.79+281429.9</text:p>
          </table:table-cell>
          <table:table-cell office:value-type="float" office:value="195.77831">
            <text:p>195.77831</text:p>
          </table:table-cell>
          <table:table-cell office:value-type="float" office:value="28.24165">
            <text:p>28.24165</text:p>
          </table:table-cell>
          <table:table-cell office:value-type="string">
            <text:p>G</text:p>
          </table:table-cell>
          <table:table-cell office:value-type="float" office:value="69330">
            <text:p>69330</text:p>
          </table:table-cell>
          <table:table-cell office:value-type="float" office:value="0.23126">
            <text:p>0.23126</text:p>
          </table:table-cell>
          <table:table-cell office:value-type="string">
            <text:p>PHOT</text:p>
          </table:table-cell>
          <table:table-cell office:value-type="string">
            <text:p>21.8g</text:p>
          </table:table-cell>
          <table:table-cell office:value-type="float" office:value="3.638">
            <text:p>3.638</text:p>
          </table:table-cell>
          <table:table-cell table:formula="of:=ROUND([.J15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SDSS J130255.58+280939.1</text:p>
          </table:table-cell>
          <table:table-cell office:value-type="float" office:value="195.73159">
            <text:p>195.73159</text:p>
          </table:table-cell>
          <table:table-cell office:value-type="float" office:value="28.16087">
            <text:p>28.160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117">
            <text:p>4.117</text:p>
          </table:table-cell>
          <table:table-cell table:formula="of:=ROUND([.J15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DSS J130258.25+280859.4</text:p>
          </table:table-cell>
          <table:table-cell office:value-type="float" office:value="195.74272">
            <text:p>195.74272</text:p>
          </table:table-cell>
          <table:table-cell office:value-type="float" office:value="28.14985">
            <text:p>28.149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3.895">
            <text:p>3.895</text:p>
          </table:table-cell>
          <table:table-cell table:formula="of:=ROUND([.J15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DSS J130301.72+281416.1</text:p>
          </table:table-cell>
          <table:table-cell office:value-type="float" office:value="195.7572">
            <text:p>195.7572</text:p>
          </table:table-cell>
          <table:table-cell office:value-type="float" office:value="28.23781">
            <text:p>28.237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005">
            <text:p>4.005</text:p>
          </table:table-cell>
          <table:table-cell table:formula="of:=ROUND([.J15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DSS J130327.68+280806.1</text:p>
          </table:table-cell>
          <table:table-cell office:value-type="float" office:value="195.86535">
            <text:p>195.86535</text:p>
          </table:table-cell>
          <table:table-cell office:value-type="float" office:value="28.13503">
            <text:p>28.135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429">
            <text:p>4.429</text:p>
          </table:table-cell>
          <table:table-cell table:formula="of:=ROUND([.J15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DSS J130304.29+280706.8</text:p>
          </table:table-cell>
          <table:table-cell office:value-type="float" office:value="195.76791">
            <text:p>195.76791</text:p>
          </table:table-cell>
          <table:table-cell office:value-type="float" office:value="28.11856">
            <text:p>28.1185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9g</text:p>
          </table:table-cell>
          <table:table-cell office:value-type="float" office:value="4.452">
            <text:p>4.452</text:p>
          </table:table-cell>
          <table:table-cell table:formula="of:=ROUND([.J15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DSS J130304.09+281450.7</text:p>
          </table:table-cell>
          <table:table-cell office:value-type="float" office:value="195.76705">
            <text:p>195.76705</text:p>
          </table:table-cell>
          <table:table-cell office:value-type="float" office:value="28.24743">
            <text:p>28.2474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204">
            <text:p>4.204</text:p>
          </table:table-cell>
          <table:table-cell table:formula="of:=ROUND([.J1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SDSS J130255.18+281315.3</text:p>
          </table:table-cell>
          <table:table-cell office:value-type="float" office:value="195.72995">
            <text:p>195.72995</text:p>
          </table:table-cell>
          <table:table-cell office:value-type="float" office:value="28.22094">
            <text:p>28.220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0g</text:p>
          </table:table-cell>
          <table:table-cell office:value-type="float" office:value="4.467">
            <text:p>4.467</text:p>
          </table:table-cell>
          <table:table-cell table:formula="of:=ROUND([.J15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SDSS J130328.09+280914.7</text:p>
          </table:table-cell>
          <table:table-cell office:value-type="float" office:value="195.86705">
            <text:p>195.86705</text:p>
          </table:table-cell>
          <table:table-cell office:value-type="float" office:value="28.15409">
            <text:p>28.1540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3.819">
            <text:p>3.819</text:p>
          </table:table-cell>
          <table:table-cell table:formula="of:=ROUND([.J15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SDSS J130305.61+280701.8</text:p>
          </table:table-cell>
          <table:table-cell office:value-type="float" office:value="195.77339">
            <text:p>195.77339</text:p>
          </table:table-cell>
          <table:table-cell office:value-type="float" office:value="28.11718">
            <text:p>28.117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412">
            <text:p>4.412</text:p>
          </table:table-cell>
          <table:table-cell table:formula="of:=ROUND([.J15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DSS J130256.03+280841.6</text:p>
          </table:table-cell>
          <table:table-cell office:value-type="float" office:value="195.73346">
            <text:p>195.73346</text:p>
          </table:table-cell>
          <table:table-cell office:value-type="float" office:value="28.14491">
            <text:p>28.144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467">
            <text:p>4.467</text:p>
          </table:table-cell>
          <table:table-cell table:formula="of:=ROUND([.J16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SDSS J130321.64+280718.1</text:p>
          </table:table-cell>
          <table:table-cell office:value-type="float" office:value="195.8402">
            <text:p>195.8402</text:p>
          </table:table-cell>
          <table:table-cell office:value-type="float" office:value="28.1217">
            <text:p>28.12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275">
            <text:p>4.275</text:p>
          </table:table-cell>
          <table:table-cell table:formula="of:=ROUND([.J16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SDSS J130333.04+281054.5</text:p>
          </table:table-cell>
          <table:table-cell office:value-type="float" office:value="195.88769">
            <text:p>195.88769</text:p>
          </table:table-cell>
          <table:table-cell office:value-type="float" office:value="28.18181">
            <text:p>28.1818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418">
            <text:p>4.418</text:p>
          </table:table-cell>
          <table:table-cell table:formula="of:=ROUND([.J16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SDSS J130254.80+280916.4</text:p>
          </table:table-cell>
          <table:table-cell office:value-type="float" office:value="195.72836">
            <text:p>195.72836</text:p>
          </table:table-cell>
          <table:table-cell office:value-type="float" office:value="28.15458">
            <text:p>28.154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422">
            <text:p>4.422</text:p>
          </table:table-cell>
          <table:table-cell table:formula="of:=ROUND([.J16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SDSS J130306.28+281451.0</text:p>
          </table:table-cell>
          <table:table-cell office:value-type="float" office:value="195.77617">
            <text:p>195.77617</text:p>
          </table:table-cell>
          <table:table-cell office:value-type="float" office:value="28.24753">
            <text:p>28.247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007">
            <text:p>4.007</text:p>
          </table:table-cell>
          <table:table-cell table:formula="of:=ROUND([.J16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SDSS J130332.07+280947.9</text:p>
          </table:table-cell>
          <table:table-cell office:value-type="float" office:value="195.88363">
            <text:p>195.88363</text:p>
          </table:table-cell>
          <table:table-cell office:value-type="float" office:value="28.16332">
            <text:p>28.1633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404">
            <text:p>4.404</text:p>
          </table:table-cell>
          <table:table-cell table:formula="of:=ROUND([.J16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DSS J130257.04+281203.5</text:p>
          </table:table-cell>
          <table:table-cell office:value-type="float" office:value="195.73769">
            <text:p>195.73769</text:p>
          </table:table-cell>
          <table:table-cell office:value-type="float" office:value="28.201">
            <text:p>28.2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3.641">
            <text:p>3.641</text:p>
          </table:table-cell>
          <table:table-cell table:formula="of:=ROUND([.J16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SDSS J130255.22+281140.6</text:p>
          </table:table-cell>
          <table:table-cell office:value-type="float" office:value="195.73008">
            <text:p>195.73008</text:p>
          </table:table-cell>
          <table:table-cell office:value-type="float" office:value="28.19463">
            <text:p>28.1946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3.96">
            <text:p>3.96</text:p>
          </table:table-cell>
          <table:table-cell table:formula="of:=ROUND([.J16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SDSS J130259.55+281401.6</text:p>
          </table:table-cell>
          <table:table-cell office:value-type="float" office:value="195.74813">
            <text:p>195.74813</text:p>
          </table:table-cell>
          <table:table-cell office:value-type="float" office:value="28.23379">
            <text:p>28.2337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147">
            <text:p>4.147</text:p>
          </table:table-cell>
          <table:table-cell table:formula="of:=ROUND([.J16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DSS J130255.45+281119.1</text:p>
          </table:table-cell>
          <table:table-cell office:value-type="float" office:value="195.73107">
            <text:p>195.73107</text:p>
          </table:table-cell>
          <table:table-cell office:value-type="float" office:value="28.18866">
            <text:p>28.18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3.875">
            <text:p>3.875</text:p>
          </table:table-cell>
          <table:table-cell table:formula="of:=ROUND([.J16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DSS J130317.71+280702.3</text:p>
          </table:table-cell>
          <table:table-cell office:value-type="float" office:value="195.8238">
            <text:p>195.8238</text:p>
          </table:table-cell>
          <table:table-cell office:value-type="float" office:value="28.11733">
            <text:p>28.117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219">
            <text:p>4.219</text:p>
          </table:table-cell>
          <table:table-cell table:formula="of:=ROUND([.J17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DSS J130332.45+281049.0</text:p>
          </table:table-cell>
          <table:table-cell office:value-type="float" office:value="195.88521">
            <text:p>195.88521</text:p>
          </table:table-cell>
          <table:table-cell office:value-type="float" office:value="28.18028">
            <text:p>28.1802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293">
            <text:p>4.293</text:p>
          </table:table-cell>
          <table:table-cell table:formula="of:=ROUND([.J17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SDSS J130314.18+280648.4</text:p>
          </table:table-cell>
          <table:table-cell office:value-type="float" office:value="195.80909">
            <text:p>195.80909</text:p>
          </table:table-cell>
          <table:table-cell office:value-type="float" office:value="28.11346">
            <text:p>28.113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33">
            <text:p>4.33</text:p>
          </table:table-cell>
          <table:table-cell table:formula="of:=ROUND([.J17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DSS J130258.70+280905.9</text:p>
          </table:table-cell>
          <table:table-cell office:value-type="float" office:value="195.74459">
            <text:p>195.74459</text:p>
          </table:table-cell>
          <table:table-cell office:value-type="float" office:value="28.15166">
            <text:p>28.151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752">
            <text:p>3.752</text:p>
          </table:table-cell>
          <table:table-cell table:formula="of:=ROUND([.J17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DSS J130330.33+281008.6</text:p>
          </table:table-cell>
          <table:table-cell office:value-type="float" office:value="195.87641">
            <text:p>195.87641</text:p>
          </table:table-cell>
          <table:table-cell office:value-type="float" office:value="28.16908">
            <text:p>28.1690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3.941">
            <text:p>3.941</text:p>
          </table:table-cell>
          <table:table-cell table:formula="of:=ROUND([.J17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DSS J130325.17+280745.6</text:p>
          </table:table-cell>
          <table:table-cell office:value-type="float" office:value="195.8549">
            <text:p>195.8549</text:p>
          </table:table-cell>
          <table:table-cell office:value-type="float" office:value="28.12933">
            <text:p>28.12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305">
            <text:p>4.305</text:p>
          </table:table-cell>
          <table:table-cell table:formula="of:=ROUND([.J17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SDSS J130312.99+280642.9</text:p>
          </table:table-cell>
          <table:table-cell office:value-type="float" office:value="195.80413">
            <text:p>195.80413</text:p>
          </table:table-cell>
          <table:table-cell office:value-type="float" office:value="28.11193">
            <text:p>28.111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7g</text:p>
          </table:table-cell>
          <table:table-cell office:value-type="float" office:value="4.414">
            <text:p>4.414</text:p>
          </table:table-cell>
          <table:table-cell table:formula="of:=ROUND([.J17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DSS J130315.54+281441.5</text:p>
          </table:table-cell>
          <table:table-cell office:value-type="float" office:value="195.81479">
            <text:p>195.81479</text:p>
          </table:table-cell>
          <table:table-cell office:value-type="float" office:value="28.24487">
            <text:p>28.2448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606">
            <text:p>3.606</text:p>
          </table:table-cell>
          <table:table-cell table:formula="of:=ROUND([.J17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DSS J130319.13+280743.2</text:p>
          </table:table-cell>
          <table:table-cell office:value-type="float" office:value="195.82973">
            <text:p>195.82973</text:p>
          </table:table-cell>
          <table:table-cell office:value-type="float" office:value="28.12867">
            <text:p>28.1286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666">
            <text:p>3.666</text:p>
          </table:table-cell>
          <table:table-cell table:formula="of:=ROUND([.J17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DSS J130311.44+280728.5</text:p>
          </table:table-cell>
          <table:table-cell office:value-type="float" office:value="195.79769">
            <text:p>195.79769</text:p>
          </table:table-cell>
          <table:table-cell office:value-type="float" office:value="28.1246">
            <text:p>28.124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3.671">
            <text:p>3.671</text:p>
          </table:table-cell>
          <table:table-cell table:formula="of:=ROUND([.J17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DSS J130309.42+281435.8</text:p>
          </table:table-cell>
          <table:table-cell office:value-type="float" office:value="195.78926">
            <text:p>195.78926</text:p>
          </table:table-cell>
          <table:table-cell office:value-type="float" office:value="28.2433">
            <text:p>28.24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558">
            <text:p>3.558</text:p>
          </table:table-cell>
          <table:table-cell table:formula="of:=ROUND([.J18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DSS J130256.53+281111.1</text:p>
          </table:table-cell>
          <table:table-cell office:value-type="float" office:value="195.73556">
            <text:p>195.73556</text:p>
          </table:table-cell>
          <table:table-cell office:value-type="float" office:value="28.18642">
            <text:p>28.1864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3.633">
            <text:p>3.633</text:p>
          </table:table-cell>
          <table:table-cell table:formula="of:=ROUND([.J18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DSS J130325.39+280752.6</text:p>
          </table:table-cell>
          <table:table-cell office:value-type="float" office:value="195.85583">
            <text:p>195.85583</text:p>
          </table:table-cell>
          <table:table-cell office:value-type="float" office:value="28.13129">
            <text:p>28.1312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245">
            <text:p>4.245</text:p>
          </table:table-cell>
          <table:table-cell table:formula="of:=ROUND([.J18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DSS J130315.75+280655.0</text:p>
          </table:table-cell>
          <table:table-cell office:value-type="float" office:value="195.81565">
            <text:p>195.81565</text:p>
          </table:table-cell>
          <table:table-cell office:value-type="float" office:value="28.1153">
            <text:p>28.11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255">
            <text:p>4.255</text:p>
          </table:table-cell>
          <table:table-cell table:formula="of:=ROUND([.J18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SDSS J130258.61+280807.7</text:p>
          </table:table-cell>
          <table:table-cell office:value-type="float" office:value="195.74423">
            <text:p>195.74423</text:p>
          </table:table-cell>
          <table:table-cell office:value-type="float" office:value="28.13548">
            <text:p>28.1354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0g</text:p>
          </table:table-cell>
          <table:table-cell office:value-type="float" office:value="4.369">
            <text:p>4.369</text:p>
          </table:table-cell>
          <table:table-cell table:formula="of:=ROUND([.J18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DSS J130319.16+281433.0</text:p>
          </table:table-cell>
          <table:table-cell office:value-type="float" office:value="195.82987">
            <text:p>195.82987</text:p>
          </table:table-cell>
          <table:table-cell office:value-type="float" office:value="28.24251">
            <text:p>28.2425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679">
            <text:p>3.679</text:p>
          </table:table-cell>
          <table:table-cell table:formula="of:=ROUND([.J18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DSS J130256.67+281226.7</text:p>
          </table:table-cell>
          <table:table-cell office:value-type="float" office:value="195.73617">
            <text:p>195.73617</text:p>
          </table:table-cell>
          <table:table-cell office:value-type="float" office:value="28.20744">
            <text:p>28.2074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3.833">
            <text:p>3.833</text:p>
          </table:table-cell>
          <table:table-cell table:formula="of:=ROUND([.J18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DSS J130318.57+280728.4</text:p>
          </table:table-cell>
          <table:table-cell office:value-type="float" office:value="195.82742">
            <text:p>195.82742</text:p>
          </table:table-cell>
          <table:table-cell office:value-type="float" office:value="28.12458">
            <text:p>28.1245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3.855">
            <text:p>3.855</text:p>
          </table:table-cell>
          <table:table-cell table:formula="of:=ROUND([.J18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SDSS J130325.85+280814.2</text:p>
          </table:table-cell>
          <table:table-cell office:value-type="float" office:value="195.85771">
            <text:p>195.85771</text:p>
          </table:table-cell>
          <table:table-cell office:value-type="float" office:value="28.1373">
            <text:p>28.137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2g</text:p>
          </table:table-cell>
          <table:table-cell office:value-type="float" office:value="4.045">
            <text:p>4.045</text:p>
          </table:table-cell>
          <table:table-cell table:formula="of:=ROUND([.J188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DSS J130317.29+280648.1</text:p>
          </table:table-cell>
          <table:table-cell office:value-type="float" office:value="195.82205">
            <text:p>195.82205</text:p>
          </table:table-cell>
          <table:table-cell office:value-type="float" office:value="28.11337">
            <text:p>28.11337</text:p>
          </table:table-cell>
          <table:table-cell office:value-type="string">
            <text:p>G</text:p>
          </table:table-cell>
          <table:table-cell office:value-type="float" office:value="98242">
            <text:p>98242</text:p>
          </table:table-cell>
          <table:table-cell office:value-type="float" office:value="0.3277">
            <text:p>0.3277</text:p>
          </table:table-cell>
          <table:table-cell office:value-type="string">
            <text:p>PHOT</text:p>
          </table:table-cell>
          <table:table-cell office:value-type="string">
            <text:p>23.2g</text:p>
          </table:table-cell>
          <table:table-cell office:value-type="float" office:value="4.429">
            <text:p>4.429</text:p>
          </table:table-cell>
          <table:table-cell table:formula="of:=ROUND([.J18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DSS J130314.38+281536.0</text:p>
          </table:table-cell>
          <table:table-cell office:value-type="float" office:value="195.80995">
            <text:p>195.80995</text:p>
          </table:table-cell>
          <table:table-cell office:value-type="float" office:value="28.26001">
            <text:p>28.260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3g</text:p>
          </table:table-cell>
          <table:table-cell office:value-type="float" office:value="4.481">
            <text:p>4.481</text:p>
          </table:table-cell>
          <table:table-cell table:formula="of:=ROUND([.J190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DSS J130310.59+280722.9</text:p>
          </table:table-cell>
          <table:table-cell office:value-type="float" office:value="195.79414">
            <text:p>195.79414</text:p>
          </table:table-cell>
          <table:table-cell office:value-type="float" office:value="28.12304">
            <text:p>28.1230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3.785">
            <text:p>3.785</text:p>
          </table:table-cell>
          <table:table-cell table:formula="of:=ROUND([.J19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DSS J130315.58+280709.5</text:p>
          </table:table-cell>
          <table:table-cell office:value-type="float" office:value="195.81494">
            <text:p>195.81494</text:p>
          </table:table-cell>
          <table:table-cell office:value-type="float" office:value="28.11933">
            <text:p>28.1193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6g</text:p>
          </table:table-cell>
          <table:table-cell office:value-type="float" office:value="4.01">
            <text:p>4.01</text:p>
          </table:table-cell>
          <table:table-cell table:formula="of:=ROUND([.J192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BELL 1656:[EF2011] 4442</text:p>
          </table:table-cell>
          <table:table-cell office:value-type="float" office:value="195.7912">
            <text:p>195.7912</text:p>
          </table:table-cell>
          <table:table-cell office:value-type="float" office:value="28.122">
            <text:p>28.122</text:p>
          </table:table-cell>
          <table:table-cell office:value-type="string">
            <text:p>G</text:p>
          </table:table-cell>
          <table:table-cell office:value-type="float" office:value="49742">
            <text:p>49742</text:p>
          </table:table-cell>
          <table:table-cell office:value-type="float" office:value="0.16592">
            <text:p>0.16592</text:p>
          </table:table-cell>
          <table:table-cell office:value-type="string">
            <text:p>PHOT</text:p>
          </table:table-cell>
          <table:table-cell office:value-type="string">
            <text:p>23.7g</text:p>
          </table:table-cell>
          <table:table-cell office:value-type="float" office:value="3.872">
            <text:p>3.872</text:p>
          </table:table-cell>
          <table:table-cell table:formula="of:=ROUND([.J193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SDSS J130254.33+281125.7</text:p>
          </table:table-cell>
          <table:table-cell office:value-type="float" office:value="195.72641">
            <text:p>195.72641</text:p>
          </table:table-cell>
          <table:table-cell office:value-type="float" office:value="28.1905">
            <text:p>28.19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4.2g</text:p>
          </table:table-cell>
          <table:table-cell office:value-type="float" office:value="4.127">
            <text:p>4.127</text:p>
          </table:table-cell>
          <table:table-cell table:formula="of:=ROUND([.J194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DSS J130256.20+281210.4</text:p>
          </table:table-cell>
          <table:table-cell office:value-type="float" office:value="195.73419">
            <text:p>195.73419</text:p>
          </table:table-cell>
          <table:table-cell office:value-type="float" office:value="28.20289">
            <text:p>28.2028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5.3g</text:p>
          </table:table-cell>
          <table:table-cell office:value-type="float" office:value="3.849">
            <text:p>3.849</text:p>
          </table:table-cell>
          <table:table-cell table:formula="of:=ROUND([.J195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DSS J130333.25+281127.6</text:p>
          </table:table-cell>
          <table:table-cell office:value-type="float" office:value="195.88857">
            <text:p>195.88857</text:p>
          </table:table-cell>
          <table:table-cell office:value-type="float" office:value="28.19101">
            <text:p>28.1910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6.0g</text:p>
          </table:table-cell>
          <table:table-cell office:value-type="float" office:value="4.471">
            <text:p>4.471</text:p>
          </table:table-cell>
          <table:table-cell table:formula="of:=ROUND([.J19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DSS J130309.56+280627.8</text:p>
          </table:table-cell>
          <table:table-cell office:value-type="float" office:value="195.78983">
            <text:p>195.78983</text:p>
          </table:table-cell>
          <table:table-cell office:value-type="float" office:value="28.10775">
            <text:p>28.10775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">
            <text:p>20.4</text:p>
          </table:table-cell>
          <table:table-cell office:value-type="float" office:value="4.727">
            <text:p>4.727</text:p>
          </table:table-cell>
          <table:table-cell table:formula="of:=ROUND([.J19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DSS J130334.36+280943.5</text:p>
          </table:table-cell>
          <table:table-cell office:value-type="float" office:value="195.89321">
            <text:p>195.89321</text:p>
          </table:table-cell>
          <table:table-cell office:value-type="float" office:value="28.16209">
            <text:p>28.16209</text:p>
          </table:table-cell>
          <table:table-cell office:value-type="string">
            <text:p>G</text:p>
          </table:table-cell>
          <table:table-cell table:number-columns-repeated="3"/>
          <table:table-cell office:value-type="float" office:value="20.43">
            <text:p>20.43</text:p>
          </table:table-cell>
          <table:table-cell office:value-type="float" office:value="4.91">
            <text:p>4.91</text:p>
          </table:table-cell>
          <table:table-cell table:formula="of:=ROUND([.J198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DSS J130254.61+280849.7</text:p>
          </table:table-cell>
          <table:table-cell office:value-type="float" office:value="195.72758">
            <text:p>195.72758</text:p>
          </table:table-cell>
          <table:table-cell office:value-type="float" office:value="28.14716">
            <text:p>28.1471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1g</text:p>
          </table:table-cell>
          <table:table-cell office:value-type="float" office:value="4.662">
            <text:p>4.662</text:p>
          </table:table-cell>
          <table:table-cell table:formula="of:=ROUND([.J19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DSS J130255.44+280839.3</text:p>
          </table:table-cell>
          <table:table-cell office:value-type="float" office:value="195.73103">
            <text:p>195.73103</text:p>
          </table:table-cell>
          <table:table-cell office:value-type="float" office:value="28.14427">
            <text:p>28.14427</text:p>
          </table:table-cell>
          <table:table-cell office:value-type="string">
            <text:p>G</text:p>
          </table:table-cell>
          <table:table-cell office:value-type="float" office:value="38973">
            <text:p>38973</text:p>
          </table:table-cell>
          <table:table-cell office:value-type="float" office:value="0.13">
            <text:p>0.13</text:p>
          </table:table-cell>
          <table:table-cell office:value-type="string">
            <text:p>PHOT</text:p>
          </table:table-cell>
          <table:table-cell office:value-type="string">
            <text:p>21.2g</text:p>
          </table:table-cell>
          <table:table-cell office:value-type="float" office:value="4.596">
            <text:p>4.596</text:p>
          </table:table-cell>
          <table:table-cell table:formula="of:=ROUND([.J20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DSS J130319.14+280619.0</text:p>
          </table:table-cell>
          <table:table-cell office:value-type="float" office:value="195.82978">
            <text:p>195.82978</text:p>
          </table:table-cell>
          <table:table-cell office:value-type="float" office:value="28.10528">
            <text:p>28.10528</text:p>
          </table:table-cell>
          <table:table-cell office:value-type="string">
            <text:p>G</text:p>
          </table:table-cell>
          <table:table-cell office:value-type="float" office:value="120052">
            <text:p>120052</text:p>
          </table:table-cell>
          <table:table-cell office:value-type="float" office:value="0.40045">
            <text:p>0.40045</text:p>
          </table:table-cell>
          <table:table-cell office:value-type="string">
            <text:p>PHOT</text:p>
          </table:table-cell>
          <table:table-cell office:value-type="string">
            <text:p>21.2g</text:p>
          </table:table-cell>
          <table:table-cell office:value-type="float" office:value="4.999">
            <text:p>4.999</text:p>
          </table:table-cell>
          <table:table-cell table:formula="of:=ROUND([.J20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DSS J130326.03+281439.7</text:p>
          </table:table-cell>
          <table:table-cell office:value-type="float" office:value="195.85848">
            <text:p>195.85848</text:p>
          </table:table-cell>
          <table:table-cell office:value-type="float" office:value="28.24436">
            <text:p>28.2443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5g</text:p>
          </table:table-cell>
          <table:table-cell office:value-type="float" office:value="4.549">
            <text:p>4.549</text:p>
          </table:table-cell>
          <table:table-cell table:formula="of:=ROUND([.J20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DSS J130306.12+280646.5</text:p>
          </table:table-cell>
          <table:table-cell office:value-type="float" office:value="195.77552">
            <text:p>195.77552</text:p>
          </table:table-cell>
          <table:table-cell office:value-type="float" office:value="28.11294">
            <text:p>28.11294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611">
            <text:p>4.611</text:p>
          </table:table-cell>
          <table:table-cell table:formula="of:=ROUND([.J20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DSS J130313.34+280614.2</text:p>
          </table:table-cell>
          <table:table-cell office:value-type="float" office:value="195.80561">
            <text:p>195.80561</text:p>
          </table:table-cell>
          <table:table-cell office:value-type="float" office:value="28.10396">
            <text:p>28.103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893">
            <text:p>4.893</text:p>
          </table:table-cell>
          <table:table-cell table:formula="of:=ROUND([.J20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DSS J130320.65+280628.3</text:p>
          </table:table-cell>
          <table:table-cell office:value-type="float" office:value="195.83607">
            <text:p>195.83607</text:p>
          </table:table-cell>
          <table:table-cell office:value-type="float" office:value="28.10788">
            <text:p>28.1078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7g</text:p>
          </table:table-cell>
          <table:table-cell office:value-type="float" office:value="4.952">
            <text:p>4.952</text:p>
          </table:table-cell>
          <table:table-cell table:formula="of:=ROUND([.J20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DSS J130305.77+280640.2</text:p>
          </table:table-cell>
          <table:table-cell office:value-type="float" office:value="195.77405">
            <text:p>195.77405</text:p>
          </table:table-cell>
          <table:table-cell office:value-type="float" office:value="28.11117">
            <text:p>28.1111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737">
            <text:p>4.737</text:p>
          </table:table-cell>
          <table:table-cell table:formula="of:=ROUND([.J20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DSS J130250.72+281131.3</text:p>
          </table:table-cell>
          <table:table-cell office:value-type="float" office:value="195.71135">
            <text:p>195.71135</text:p>
          </table:table-cell>
          <table:table-cell office:value-type="float" office:value="28.19205">
            <text:p>28.1920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1.8g</text:p>
          </table:table-cell>
          <table:table-cell office:value-type="float" office:value="4.929">
            <text:p>4.929</text:p>
          </table:table-cell>
          <table:table-cell table:formula="of:=ROUND([.J20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DSS J130334.66+281224.8</text:p>
          </table:table-cell>
          <table:table-cell office:value-type="float" office:value="195.89442">
            <text:p>195.89442</text:p>
          </table:table-cell>
          <table:table-cell office:value-type="float" office:value="28.20691">
            <text:p>28.2069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1g</text:p>
          </table:table-cell>
          <table:table-cell office:value-type="float" office:value="4.938">
            <text:p>4.938</text:p>
          </table:table-cell>
          <table:table-cell table:formula="of:=ROUND([.J20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SDSS J130327.71+280736.9</text:p>
          </table:table-cell>
          <table:table-cell office:value-type="float" office:value="195.86546">
            <text:p>195.86546</text:p>
          </table:table-cell>
          <table:table-cell office:value-type="float" office:value="28.12692">
            <text:p>28.126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779">
            <text:p>4.779</text:p>
          </table:table-cell>
          <table:table-cell table:formula="of:=ROUND([.J20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SDSS J130310.27+280622.5</text:p>
          </table:table-cell>
          <table:table-cell office:value-type="float" office:value="195.7928">
            <text:p>195.7928</text:p>
          </table:table-cell>
          <table:table-cell office:value-type="float" office:value="28.10627">
            <text:p>28.1062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2g</text:p>
          </table:table-cell>
          <table:table-cell office:value-type="float" office:value="4.792">
            <text:p>4.792</text:p>
          </table:table-cell>
          <table:table-cell table:formula="of:=ROUND([.J21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DSS J130328.39+280741.9</text:p>
          </table:table-cell>
          <table:table-cell office:value-type="float" office:value="195.8683">
            <text:p>195.8683</text:p>
          </table:table-cell>
          <table:table-cell office:value-type="float" office:value="28.12832">
            <text:p>28.12832</text:p>
          </table:table-cell>
          <table:table-cell office:value-type="string">
            <text:p>G</text:p>
          </table:table-cell>
          <table:table-cell office:value-type="float" office:value="118142">
            <text:p>118142</text:p>
          </table:table-cell>
          <table:table-cell office:value-type="float" office:value="0.39408">
            <text:p>0.39408</text:p>
          </table:table-cell>
          <table:table-cell office:value-type="string">
            <text:p>PHOT</text:p>
          </table:table-cell>
          <table:table-cell office:value-type="string">
            <text:p>22.2g</text:p>
          </table:table-cell>
          <table:table-cell office:value-type="float" office:value="4.822">
            <text:p>4.822</text:p>
          </table:table-cell>
          <table:table-cell table:formula="of:=ROUND([.J21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SDSS J130328.09+281434.6</text:p>
          </table:table-cell>
          <table:table-cell office:value-type="float" office:value="195.86707">
            <text:p>195.86707</text:p>
          </table:table-cell>
          <table:table-cell office:value-type="float" office:value="28.24296">
            <text:p>28.2429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3g</text:p>
          </table:table-cell>
          <table:table-cell office:value-type="float" office:value="4.787">
            <text:p>4.787</text:p>
          </table:table-cell>
          <table:table-cell table:formula="of:=ROUND([.J21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DSS J130253.45+281248.4</text:p>
          </table:table-cell>
          <table:table-cell office:value-type="float" office:value="195.72272">
            <text:p>195.72272</text:p>
          </table:table-cell>
          <table:table-cell office:value-type="float" office:value="28.21345">
            <text:p>28.213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626">
            <text:p>4.626</text:p>
          </table:table-cell>
          <table:table-cell table:formula="of:=ROUND([.J21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DSS J130315.05+280631.1</text:p>
          </table:table-cell>
          <table:table-cell office:value-type="float" office:value="195.81272">
            <text:p>195.81272</text:p>
          </table:table-cell>
          <table:table-cell office:value-type="float" office:value="28.10866">
            <text:p>28.10866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632">
            <text:p>4.632</text:p>
          </table:table-cell>
          <table:table-cell table:formula="of:=ROUND([.J21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SDSS J130253.91+281311.2</text:p>
          </table:table-cell>
          <table:table-cell office:value-type="float" office:value="195.72464">
            <text:p>195.72464</text:p>
          </table:table-cell>
          <table:table-cell office:value-type="float" office:value="28.21978">
            <text:p>28.2197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685">
            <text:p>4.685</text:p>
          </table:table-cell>
          <table:table-cell table:formula="of:=ROUND([.J21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DSS J130301.05+281505.5</text:p>
          </table:table-cell>
          <table:table-cell office:value-type="float" office:value="195.75438">
            <text:p>195.75438</text:p>
          </table:table-cell>
          <table:table-cell office:value-type="float" office:value="28.25153">
            <text:p>28.251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4g</text:p>
          </table:table-cell>
          <table:table-cell office:value-type="float" office:value="4.759">
            <text:p>4.759</text:p>
          </table:table-cell>
          <table:table-cell table:formula="of:=ROUND([.J21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DSS J130252.10+281202.7</text:p>
          </table:table-cell>
          <table:table-cell office:value-type="float" office:value="195.7171">
            <text:p>195.7171</text:p>
          </table:table-cell>
          <table:table-cell office:value-type="float" office:value="28.20077">
            <text:p>28.2007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699">
            <text:p>4.699</text:p>
          </table:table-cell>
          <table:table-cell table:formula="of:=ROUND([.J21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DSS J130324.91+281504.1</text:p>
          </table:table-cell>
          <table:table-cell office:value-type="float" office:value="195.85383">
            <text:p>195.85383</text:p>
          </table:table-cell>
          <table:table-cell office:value-type="float" office:value="28.25115">
            <text:p>28.2511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32">
            <text:p>4.732</text:p>
          </table:table-cell>
          <table:table-cell table:formula="of:=ROUND([.J21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DSS J130324.51+281511.5</text:p>
          </table:table-cell>
          <table:table-cell office:value-type="float" office:value="195.85215">
            <text:p>195.85215</text:p>
          </table:table-cell>
          <table:table-cell office:value-type="float" office:value="28.25321">
            <text:p>28.2532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5g</text:p>
          </table:table-cell>
          <table:table-cell office:value-type="float" office:value="4.788">
            <text:p>4.788</text:p>
          </table:table-cell>
          <table:table-cell table:formula="of:=ROUND([.J21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DSS J130333.48+281201.7</text:p>
          </table:table-cell>
          <table:table-cell office:value-type="float" office:value="195.88952">
            <text:p>195.88952</text:p>
          </table:table-cell>
          <table:table-cell office:value-type="float" office:value="28.20049">
            <text:p>28.200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598">
            <text:p>4.598</text:p>
          </table:table-cell>
          <table:table-cell table:formula="of:=ROUND([.J22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DSS J130252.96+281245.7</text:p>
          </table:table-cell>
          <table:table-cell office:value-type="float" office:value="195.72068">
            <text:p>195.72068</text:p>
          </table:table-cell>
          <table:table-cell office:value-type="float" office:value="28.21271">
            <text:p>28.2127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711">
            <text:p>4.711</text:p>
          </table:table-cell>
          <table:table-cell table:formula="of:=ROUND([.J22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DSS J130257.13+280748.0</text:p>
          </table:table-cell>
          <table:table-cell office:value-type="float" office:value="195.73808">
            <text:p>195.73808</text:p>
          </table:table-cell>
          <table:table-cell office:value-type="float" office:value="28.13003">
            <text:p>28.1300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83">
            <text:p>4.83</text:p>
          </table:table-cell>
          <table:table-cell table:formula="of:=ROUND([.J22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DSS J130329.40+281430.4</text:p>
          </table:table-cell>
          <table:table-cell office:value-type="float" office:value="195.87253">
            <text:p>195.87253</text:p>
          </table:table-cell>
          <table:table-cell office:value-type="float" office:value="28.2418">
            <text:p>28.2418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944">
            <text:p>4.944</text:p>
          </table:table-cell>
          <table:table-cell table:formula="of:=ROUND([.J22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DSS J130300.75+281516.1</text:p>
          </table:table-cell>
          <table:table-cell office:value-type="float" office:value="195.75314">
            <text:p>195.75314</text:p>
          </table:table-cell>
          <table:table-cell office:value-type="float" office:value="28.2545">
            <text:p>28.254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6g</text:p>
          </table:table-cell>
          <table:table-cell office:value-type="float" office:value="4.944">
            <text:p>4.944</text:p>
          </table:table-cell>
          <table:table-cell table:formula="of:=ROUND([.J22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DSS J130303.85+281512.7</text:p>
          </table:table-cell>
          <table:table-cell office:value-type="float" office:value="195.76606">
            <text:p>195.76606</text:p>
          </table:table-cell>
          <table:table-cell office:value-type="float" office:value="28.25353">
            <text:p>28.2535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554">
            <text:p>4.554</text:p>
          </table:table-cell>
          <table:table-cell table:formula="of:=ROUND([.J225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SDSS J130306.66+281544.4</text:p>
          </table:table-cell>
          <table:table-cell office:value-type="float" office:value="195.77777">
            <text:p>195.77777</text:p>
          </table:table-cell>
          <table:table-cell office:value-type="float" office:value="28.26235">
            <text:p>28.2623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819">
            <text:p>4.819</text:p>
          </table:table-cell>
          <table:table-cell table:formula="of:=ROUND([.J226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DSS J130257.00+281434.5</text:p>
          </table:table-cell>
          <table:table-cell office:value-type="float" office:value="195.73752">
            <text:p>195.73752</text:p>
          </table:table-cell>
          <table:table-cell office:value-type="float" office:value="28.24293">
            <text:p>28.2429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932">
            <text:p>4.932</text:p>
          </table:table-cell>
          <table:table-cell table:formula="of:=ROUND([.J227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DSS J130317.40+280615.5</text:p>
          </table:table-cell>
          <table:table-cell office:value-type="float" office:value="195.8225">
            <text:p>195.8225</text:p>
          </table:table-cell>
          <table:table-cell office:value-type="float" office:value="28.10431">
            <text:p>28.10431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8g</text:p>
          </table:table-cell>
          <table:table-cell office:value-type="float" office:value="4.966">
            <text:p>4.966</text:p>
          </table:table-cell>
          <table:table-cell table:formula="of:=ROUND([.J228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SDSS J130255.85+281356.9</text:p>
          </table:table-cell>
          <table:table-cell office:value-type="float" office:value="195.73274">
            <text:p>195.73274</text:p>
          </table:table-cell>
          <table:table-cell office:value-type="float" office:value="28.23249">
            <text:p>28.23249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717">
            <text:p>4.717</text:p>
          </table:table-cell>
          <table:table-cell table:formula="of:=ROUND([.J22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DSS J130327.13+281502.0</text:p>
          </table:table-cell>
          <table:table-cell office:value-type="float" office:value="195.86305">
            <text:p>195.86305</text:p>
          </table:table-cell>
          <table:table-cell office:value-type="float" office:value="28.25057">
            <text:p>28.25057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2.9g</text:p>
          </table:table-cell>
          <table:table-cell office:value-type="float" office:value="4.991">
            <text:p>4.991</text:p>
          </table:table-cell>
          <table:table-cell table:formula="of:=ROUND([.J2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DSS J130332.57+280937.9</text:p>
          </table:table-cell>
          <table:table-cell office:value-type="float" office:value="195.88572">
            <text:p>195.88572</text:p>
          </table:table-cell>
          <table:table-cell office:value-type="float" office:value="28.16055">
            <text:p>28.1605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562">
            <text:p>4.562</text:p>
          </table:table-cell>
          <table:table-cell table:formula="of:=ROUND([.J231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DSS J130251.02+281200.4</text:p>
          </table:table-cell>
          <table:table-cell office:value-type="float" office:value="195.71259">
            <text:p>195.71259</text:p>
          </table:table-cell>
          <table:table-cell office:value-type="float" office:value="28.20013">
            <text:p>28.20013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1g</text:p>
          </table:table-cell>
          <table:table-cell office:value-type="float" office:value="4.926">
            <text:p>4.926</text:p>
          </table:table-cell>
          <table:table-cell table:formula="of:=ROUND([.J2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DSS J130258.54+280751.0</text:p>
          </table:table-cell>
          <table:table-cell office:value-type="float" office:value="195.74394">
            <text:p>195.74394</text:p>
          </table:table-cell>
          <table:table-cell office:value-type="float" office:value="28.13085">
            <text:p>28.13085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575">
            <text:p>4.575</text:p>
          </table:table-cell>
          <table:table-cell table:formula="of:=ROUND([.J233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SDSS J130333.13+280950.1</text:p>
          </table:table-cell>
          <table:table-cell office:value-type="float" office:value="195.88805">
            <text:p>195.88805</text:p>
          </table:table-cell>
          <table:table-cell office:value-type="float" office:value="28.16392">
            <text:p>28.16392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23.4g</text:p>
          </table:table-cell>
          <table:table-cell office:value-type="float" office:value="4.618">
            <text:p>4.618</text:p>
          </table:table-cell>
          <table:table-cell table:formula="of:=ROUND([.J234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No.</text:p>
          </table:table-cell>
          <table:table-cell office:value-type="string">
            <text:p>Object Name</text:p>
          </table:table-cell>
          <table:table-cell office:value-type="string">
            <text:p>RA(deg)</text:p>
          </table:table-cell>
          <table:table-cell office:value-type="string">
            <text:p>DEC(deg)</text:p>
          </table:table-cell>
          <table:table-cell office:value-type="string">
            <text:p>Type</text:p>
          </table:table-cell>
          <table:table-cell office:value-type="string">
            <text:p>Velocity</text:p>
          </table:table-cell>
          <table:table-cell office:value-type="string">
            <text:p>Redshift</text:p>
          </table:table-cell>
          <table:table-cell office:value-type="string">
            <text:p>Redshift Flag</text:p>
          </table:table-cell>
          <table:table-cell office:value-type="string">
            <text:p>Magnitude and Filter</text:p>
          </table:table-cell>
          <table:table-cell office:value-type="string">
            <text:p>Distance (arcmin)</text:p>
          </table:table-cell>
          <table:table-cell/>
          <table:table-cell office:value-type="string">
            <text:p>References</text:p>
          </table:table-cell>
          <table:table-cell office:value-type="string">
            <text:p>Notes</text:p>
          </table:table-cell>
          <table:table-cell office:value-type="string">
            <text:p>Photometry Points</text:p>
          </table:table-cell>
          <table:table-cell office:value-type="string">
            <text:p>Positions</text:p>
          </table:table-cell>
          <table:table-cell office:value-type="string">
            <text:p>Redshift Points</text:p>
          </table:table-cell>
          <table:table-cell office:value-type="string">
            <text:p>Diameter Points</text:p>
          </table:table-cell>
          <table:table-cell office:value-type="string">
            <text:p>Associations</text:p>
          </table:table-cell>
          <table:table-cell table:number-columns-repeated="1006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0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1:21:40</meta:creation-date>
    <meta:generator>LibreOffice/3.5$Linux_X86_64 LibreOffice_project/350m1$Build-2</meta:generator>
    <dc:date>2014-04-08T21:31:42</dc:date>
    <meta:editing-duration>PT9M3S</meta:editing-duration>
    <meta:editing-cycles>2</meta:editing-cycles>
    <meta:document-statistic meta:table-count="3" meta:cell-count="3593" meta:object-count="0"/>
  </office:meta>
</office:document-meta>
</file>